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text-properties style:font-name="Calibri1" fo:background-color="transparent"/>
    </style:style>
    <style:style style:name="P6" style:family="paragraph" style:parent-style-name="Dialog">
      <style:paragraph-properties fo:orphans="2" fo:widows="2"/>
    </style:style>
    <style:style style:name="P7" style:family="paragraph" style:parent-style-name="Dialog">
      <style:paragraph-properties fo:margin-left="0cm" fo:margin-right="0cm" fo:text-indent="0cm" style:auto-text-indent="false">
        <style:tab-stops/>
      </style:paragraph-properties>
      <style:text-properties fo:language="pl" fo:country="PL"/>
    </style:style>
    <style:style style:name="P8" style:family="paragraph" style:parent-style-name="Wierszyk">
      <style:paragraph-properties fo:margin-left="1.249cm" fo:margin-right="0cm" fo:text-indent="0cm" style:auto-text-indent="false">
        <style:tab-stops/>
      </style:paragraph-properties>
      <style:text-properties fo:language="pl" fo:country="PL"/>
    </style:style>
    <style:style style:name="P9" style:family="paragraph" style:parent-style-name="Endnote">
      <style:text-properties fo:language="pl" fo:country="PL"/>
    </style:style>
    <style:style style:name="P10" style:family="paragraph" style:parent-style-name="Text_20_body">
      <style:text-properties fo:language="pl" fo:country="PL"/>
    </style:style>
    <style:style style:name="P11" style:family="paragraph" style:parent-style-name="Text_20_body">
      <style:paragraph-properties fo:text-align="center" style:justify-single-word="false"/>
      <style:text-properties fo:language="pl" fo:country="PL"/>
    </style:style>
    <style:style style:name="P12" style:family="paragraph" style:parent-style-name="Text_20_body">
      <style:text-properties fo:language="pl" fo:country="PL" fo:background-color="#ffff00"/>
    </style:style>
    <style:style style:name="P13" style:family="paragraph" style:parent-style-name="Text_20_body">
      <style:paragraph-properties fo:orphans="2" fo:widows="2"/>
      <style:text-properties fo:language="pl" fo:country="PL"/>
    </style:style>
    <style:style style:name="P14" style:family="paragraph" style:parent-style-name="Text_20_body">
      <style:text-properties style:font-name="Calibri1"/>
    </style:style>
    <style:style style:name="P15" style:family="paragraph" style:parent-style-name="Text_20_body">
      <style:text-properties style:font-name="Calibri1" fo:language="pl" fo:country="PL"/>
    </style:style>
    <style:style style:name="P16" style:family="paragraph" style:parent-style-name="Text_20_body">
      <style:paragraph-properties fo:orphans="2" fo:widows="2"/>
      <style:text-properties style:font-name="Calibri1" fo:language="pl" fo:country="PL"/>
    </style:style>
    <style:style style:name="P17" style:family="paragraph" style:parent-style-name="Text_20_body">
      <style:paragraph-properties fo:orphans="2" fo:widows="2"/>
      <style:text-properties style:font-name="Calibri1" fo:language="pl" fo:country="PL" fo:background-color="transparent"/>
    </style:style>
    <style:style style:name="P18" style:family="paragraph" style:parent-style-name="Text_20_body">
      <style:paragraph-properties fo:orphans="2" fo:widows="2"/>
      <style:text-properties style:font-name="Calibri1"/>
    </style:style>
    <style:style style:name="P19" style:family="paragraph" style:parent-style-name="Text_20_body">
      <style:text-properties style:font-name="Calibri"/>
    </style:style>
    <style:style style:name="P20" style:family="paragraph" style:parent-style-name="Text_20_body">
      <style:paragraph-properties fo:orphans="2" fo:widows="2"/>
    </style:style>
    <style:style style:name="P21" style:family="paragraph" style:parent-style-name="Text_20_body">
      <style:paragraph-properties fo:margin-left="0cm" fo:margin-right="0cm" fo:orphans="2" fo:widows="2" fo:text-indent="1.251cm" style:auto-text-indent="false"/>
      <style:text-properties style:font-name="Calibri1"/>
    </style:style>
    <style:style style:name="P22"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23" style:family="paragraph" style:parent-style-name="Text_20_body" style:master-page-name="">
      <style:paragraph-properties fo:margin-left="0.101cm" fo:margin-right="0cm" fo:margin-top="0.101cm" fo:margin-bottom="0.109cm" fo:orphans="2" fo:widows="2" fo:hyphenation-ladder-count="no-limit" fo:text-indent="1.251cm" style:auto-text-indent="false" style:page-number="auto"/>
      <style:text-properties style:font-name="Calibri1" fo:language="pl" fo:country="PL" fo:hyphenate="false" fo:hyphenation-remain-char-count="0" fo:hyphenation-push-char-count="0"/>
    </style:style>
    <style:style style:name="P24" style:family="paragraph" style:parent-style-name="Heading" style:master-page-name="MP0">
      <style:paragraph-properties style:page-number="auto" fo:break-before="page"/>
      <style:text-properties fo:language="pl" fo:country="PL"/>
    </style:style>
    <style:style style:name="P25" style:family="paragraph" style:parent-style-name="Dialog" style:list-style-name="L1"/>
    <style:style style:name="P26" style:family="paragraph" style:parent-style-name="Dialog">
      <style:text-properties style:font-name="Calibri1"/>
    </style:style>
    <style:style style:name="P27" style:family="paragraph" style:parent-style-name="Dialog" style:list-style-name="L1">
      <style:text-properties style:font-name="Calibri1"/>
    </style:style>
    <style:style style:name="P28" style:family="paragraph" style:parent-style-name="Dialog" style:list-style-name="L3">
      <style:text-properties style:font-name="Calibri1"/>
    </style:style>
    <style:style style:name="P29" style:family="paragraph" style:parent-style-name="Dialog" style:list-style-name="L4">
      <style:text-properties style:font-name="Calibri1" fo:background-color="transparent"/>
    </style:style>
    <style:style style:name="P30" style:family="paragraph" style:parent-style-name="Dialog" style:list-style-name="L5">
      <style:text-properties style:font-name="Calibri1"/>
    </style:style>
    <style:style style:name="P31" style:family="paragraph" style:parent-style-name="Dialog" style:list-style-name="L7">
      <style:text-properties style:font-name="Calibri1"/>
    </style:style>
    <style:style style:name="P32" style:family="paragraph" style:parent-style-name="Dialog" style:list-style-name="L8">
      <style:text-properties style:font-name="Calibri1"/>
    </style:style>
    <style:style style:name="P33" style:family="paragraph" style:parent-style-name="Dialog" style:list-style-name="L1">
      <style:text-properties style:font-name="Calibri"/>
    </style:style>
    <style:style style:name="P34" style:family="paragraph" style:parent-style-name="Dialog" style:list-style-name="L6">
      <style:text-properties style:font-name="Calibri"/>
    </style:style>
    <style:style style:name="P35" style:family="paragraph" style:parent-style-name="Dialog" style:list-style-name="L2">
      <style:paragraph-properties fo:orphans="2" fo:widows="2"/>
      <style:text-properties fo:language="pl" fo:country="PL"/>
    </style:style>
    <style:style style:name="P36" style:family="paragraph" style:parent-style-name="Dialog" style:list-style-name="L4">
      <style:text-properties fo:background-color="transparent"/>
    </style:style>
    <style:style style:name="P37" style:family="paragraph" style:parent-style-name="Dialog" style:list-style-name="L6"/>
    <style:style style:name="P38" style:family="paragraph" style:parent-style-name="Dialog" style:list-style-name="L7"/>
    <style:style style:name="P39" style:family="paragraph" style:parent-style-name="Dialog" style:list-style-name="L9"/>
    <style:style style:name="P40" style:family="paragraph" style:parent-style-name="Überschrift_20_2">
      <style:text-properties fo:language="pl" fo:country="PL"/>
    </style:style>
    <style:style style:name="P41" style:family="paragraph" style:parent-style-name="Überschrift_20_2">
      <style:text-properties style:font-name="Calibri"/>
    </style:style>
    <style:style style:name="P42" style:family="paragraph" style:parent-style-name="Überschrift_20_2">
      <style:text-properties style:font-name="Calibri" fo:language="pl" fo:country="PL"/>
    </style:style>
    <style:style style:name="P43" style:family="paragraph" style:parent-style-name="Text_20_body" style:list-style-name="L1">
      <style:text-properties fo:language="pl" fo:country="PL"/>
    </style:style>
    <style:style style:name="P44" style:family="paragraph" style:parent-style-name="Text_20_body" style:list-style-name="L7"/>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transparent"/>
    </style:style>
    <style:style style:name="T10" style:family="text">
      <style:text-properties style:font-name="Calibri"/>
    </style:style>
    <style:style style:name="T11" style:family="text">
      <style:text-properties style:font-name="Calibri" fo:language="pl" fo:country="PL"/>
    </style:style>
    <style:style style:name="T12" style:family="text">
      <style:text-properties style:font-name="Calibri" fo:language="pl" fo:country="PL" fo:background-color="transparent"/>
    </style:style>
    <style:style style:name="T13" style:family="text">
      <style:text-properties style:font-name="Calibri" fo:language="pl" fo:country="PL" fo:background-color="#ffff00"/>
    </style:style>
    <style:style style:name="T14" style:family="text">
      <style:text-properties style:font-name="Calibri" fo:background-color="transparent"/>
    </style:style>
    <style:style style:name="T15" style:family="text">
      <style:text-properties fo:background-color="#ffff00"/>
    </style:style>
    <style:style style:name="T16" style:family="text">
      <style:text-properties fo:background-color="transparent"/>
    </style:style>
    <style:style style:name="T17" style:family="text">
      <style:text-properties style:font-name="Calibri1"/>
    </style:style>
    <style:style style:name="T18" style:family="text">
      <style:text-properties style:font-name="Calibri1"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ynastia Sobieskich – tom II, „Pola Chwały”</text:p>
      <text:h text:style-name="P40" text:outline-level="2">Rozdział I</text:h>
      <text:p text:style-name="P10"/>
      <text:p text:style-name="P10">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9">Tak po kampanii 1672 roku Tatarzy i Turcy nazywali Jana Sobieskiego.</text:p></text:note-body></text:note></text:span></text:span><text:span text:style-name="T2">.</text:span></text:p>
      <text:p text:style-name="P10">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10">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10">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10">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10">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8">„Idzie żołnierz borem, lasem</text:p>
      <text:p text:style-name="P8">Przymierając z głodu czasem.</text:p>
      <text:p text:style-name="P8">Suknia na nim nie blakuje,</text:p>
      <text:p text:style-name="P8">Wiatr dziurami przelatuje.</text:p>
      <text:p text:style-name="P8">Chociaż żołnierz nieodziany,</text:p>
      <text:p text:style-name="P8">Przecie pójdzie między pany.</text:p>
      <text:p text:style-name="P8">Trza żołnierza poratować,</text:p>
      <text:p text:style-name="P8">Soli jemu nie żałować.</text:p>
      <text:p text:style-name="P8">Wtenczas żołnierza szanują,</text:p>
      <text:p text:style-name="P8">Kiedy trwogę na się czują”</text:p>
      <text:p text:style-name="P10">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i starostw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10">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10"><text:soft-page-break/>Wkrótce pożałował swej decyzji. Peter wyobrażał sobie wojaczkę jako pełną trudów lecz i chwalebnych pochod<text:span text:style-name="T5">ó</text:span><text:span text:style-name="T10">w w dalekie krainy</text:span>, lecz tu nie na wypraw<text:span text:style-name="T5">ę</text:span><text:span text:style-name="T10"> </text:span>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zapomnia<text:span text:style-name="T5">ł</text:span><text:span text:style-name="T10"> ju</text:span><text:span text:style-name="T5">ż</text:span><text:span text:style-name="T10">, po co si</text:span><text:span text:style-name="T5">ę</text:span><text:span text:style-name="T10"> zaci</text:span><text:span text:style-name="T5">ą</text:span><text:span text:style-name="T10">gn</text:span><text:span text:style-name="T5">ął</text:span><text:span text:style-name="T10">, zapomnia</text:span><text:span text:style-name="T5">ł</text:span><text:span text:style-name="T10"> nawet, jak si</text:span><text:span text:style-name="T5">ę</text:span><text:span text:style-name="T10"> nazywa, wiedzia</text:span><text:span text:style-name="T5">ł</text:span><text:span text:style-name="T10"> tylko gdzie lewo, a gdzie prawo, jak i</text:span><text:span text:style-name="T5">ść</text:span><text:span text:style-name="T10"> trzy kroki w wprz</text:span><text:span text:style-name="T5">ó</text:span><text:span text:style-name="T10">d, obr</text:span><text:span text:style-name="T5">ó</text:span><text:span text:style-name="T10">t, trzy kroki w ty</text:span><text:span text:style-name="T5">ł</text:span><text:span text:style-name="T10">. N</text:span>ie widział sensu w tym wszystkim i nienawidził deszcz, feldfebla, brak snu, i siebie za pochopną decyzję zaciągnięcia się. Po pewnym czasie jednak przestał nienawidzić, przestał szukać sensu, przestał myśleć.</text:p>
      <text:p text:style-name="P10">I wówczas wyruszyli.</text:p>
      <text:p text:style-name="P10">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1">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9">Do dzisiaj niewielu o tym filozofowało. Historycznie, <text:span text:style-name="T15">TODO</text:span></text:p></text:note-body></text:note></text:span></text:span><text:span text:style-name="T2">. <text:s/>Zrobił jednak to, co też i tysiące innych chłopów ze zrujnowanych wsi, dał się zwerbować.</text:span></text:p>
      <text:p text:style-name="P10">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10">Po kilku tygodniach ćwiczeń wydano dragonom nowe, czerwone kolety, nowe buty, spodnie i kołpaczki, uzupełniono amunicję, i wypłacono srebrną monetą z obcym – pono angielskim – kr<text:span text:style-name="T5">ó</text:span><text:span text:style-name="T10">lem </text:span>żołd za pierwszy kwartał, surowo przykazując wydać go na zaopatrzenie w żywność. Dwa dni później regiment wyruszył. Dalej maszerowały albo konno jechały inne, nowo sformowane regimenty z całej <text:soft-page-break/>wiernej królowi Rzeczypospolitej. Ciągnęł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10">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10"/>
      <text:h text:style-name="P40" text:outline-level="2">Rozdział II</text:h>
      <text:p text:style-name="P10">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10">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text:soft-page-break/>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10">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10">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10">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10">Ujrzał wreszcie pan Morsztyn jako pierwszy, a po nim jego na dole walczący żołnierze, nowe obłoki kurzu, szybko przemieszczającą się jazdę zwiastujące. Od drugiej linii kordonu lwowskiego <text:soft-page-break/>wsparcie jazdy koronnej nadchodziło. Jazda ta rozdzieliła się na dwie grupy, z dwóch stron obóz piechoty obiegające, i z dwóch stron na Tatarów uderzyć mające.</text:p>
      <text:p text:style-name="P10">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10">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10">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zie Jabłonowskiemu obroną Rusi zawiadującemu podesłać. Będzie on na pewno z języka zadowolony.</text:p>
      <text:p text:style-name="P10">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10">Do Lwowa dotar<text:span text:style-name="T5">ł</text:span><text:span text:style-name="T10"> r</text:span><text:span text:style-name="T5">ó</text:span><text:span text:style-name="T10">wnie</text:span><text:span text:style-name="T5">ż</text:span><text:span text:style-name="T10"> Szlomo syn Hejhela, wys</text:span><text:span text:style-name="T5">ł</text:span><text:span text:style-name="T10">annik kaha</text:span><text:span text:style-name="T5">ł</text:span><text:span text:style-name="T10">u krakowskiego. Podr</text:span><text:span text:style-name="T5">óż</text:span><text:span text:style-name="T10">owa</text:span><text:span text:style-name="T5">ł</text:span><text:span text:style-name="T10"> razem z panem Krzysztofem Mieroszewskim. Jakby taka kompania podr</text:span><text:span text:style-name="T5">óż</text:span><text:span text:style-name="T10">na ma</text:span><text:span text:style-name="T5">ł</text:span><text:span text:style-name="T10">o dziwn</text:span><text:span text:style-name="T5">ą</text:span><text:span text:style-name="T10"> by</text:span><text:span text:style-name="T5">ł</text:span><text:span text:style-name="T10">a, Szlomo spotka</text:span><text:span text:style-name="T5">ł</text:span><text:span text:style-name="T10"> si</text:span><text:span text:style-name="T5">ę</text:span><text:span text:style-name="T10"> po swym przyje</text:span><text:span text:style-name="T5">ź</text:span><text:span text:style-name="T10">dzie nie tylko z najdostojniejszymi </text:span><text:span text:style-name="T5">Ż</text:span><text:span text:style-name="T10">ydami Lwowa, lecz r</text:span><text:span text:style-name="T5">ó</text:span><text:span text:style-name="T10">wnie</text:span><text:span text:style-name="T5">ż</text:span><text:span text:style-name="T10"> z naczelnym gminy ormia</text:span><text:span text:style-name="T5">ń</text:span><text:span text:style-name="T10">skiej w tym zacnym mie</text:span><text:span text:style-name="T5">ś</text:span><text:span text:style-name="T10">cie. Pan Mieroszewski tymczasem, pracami fortyfikacyjnymi wok</text:span><text:span text:style-name="T5">ół</text:span><text:span text:style-name="T10"> Lwowa zawiaduj</text:span><text:span text:style-name="T5">ą</text:span><text:span text:style-name="T10">cy, do pana wojewody Jab</text:span><text:span text:style-name="T5">ł</text:span><text:span text:style-name="T10">onowskiego przyst</text:span><text:span text:style-name="T5">ę</text:span><text:span text:style-name="T10">p mia</text:span><text:span text:style-name="T5">ł</text:span><text:span text:style-name="T10"> ci</text:span><text:span text:style-name="T5">ą</text:span><text:span text:style-name="T10">gle, i trzeciego dnia po przybyciu tak zagai</text:span><text:span text:style-name="T5">ł</text:span><text:span text:style-name="T10">.</text:span></text:p>
      <text:list xml:id="list5782709744578820284" text:style-name="L1">
        <text:list-item>
          <text:p text:style-name="P25"><text:span text:style-name="T10">Teraz </text:span><text:span text:style-name="T5">ł</text:span><text:span text:style-name="T10">o</text:span><text:span text:style-name="T5">ż</text:span><text:span text:style-name="T10">y jego wysoko</text:span><text:span text:style-name="T5">ść</text:span><text:span text:style-name="T10"> kr</text:span><text:span text:style-name="T5">ó</text:span><text:span text:style-name="T10">l Jan na fortyfikacje obficie, na ich budow</text:span><text:span text:style-name="T5">ę</text:span><text:span text:style-name="T10">, lecz i na utrzymanie ci</text:span><text:span text:style-name="T5">ą</text:span><text:span text:style-name="T10">gle sumy potrzebne b</text:span><text:span text:style-name="T5">ę</text:span><text:span text:style-name="T10">d</text:span><text:span text:style-name="T5">ą</text:span><text:span text:style-name="T10"> niema</text:span><text:span text:style-name="T5">ł</text:span><text:span text:style-name="T10">e.</text:span></text:p>
        </text:list-item>
        <text:list-item>
          <text:p text:style-name="P25"><text:span text:style-name="T10">Po wojnie miasto na fortyfikacje </text:span><text:span text:style-name="T5">ł</text:span><text:span text:style-name="T10">o</text:span><text:span text:style-name="T5">ż</text:span><text:span text:style-name="T10">y</text:span><text:span text:style-name="T5">ć</text:span><text:span text:style-name="T10"> b</text:span><text:span text:style-name="T5">ę</text:span><text:span text:style-name="T10">dzie, handlem swym to finansuj</text:span><text:span text:style-name="T5">ą</text:span><text:span text:style-name="T10">c. Wa</text:span><text:span text:style-name="T5">ść</text:span><text:span text:style-name="T10"> pilnowa</text:span><text:span text:style-name="T5">ł</text:span><text:span text:style-name="T10"> b</text:span><text:span text:style-name="T5">ę</text:span><text:span text:style-name="T10">dziesz, by z handlowych dochod</text:span><text:span text:style-name="T5">ó</text:span><text:span text:style-name="T10">w na to </text:span><text:span text:style-name="T5">ł</text:span><text:span text:style-name="T10">yczkowie nie sk</text:span><text:span text:style-name="T5">ą</text:span><text:span text:style-name="T10">pili.</text:span></text:p>
        </text:list-item>
        <text:list-item>
          <text:p text:style-name="P25"><text:span text:style-name="T10">Handel rzecz zacna, je</text:span><text:span text:style-name="T5">ś</text:span><text:span text:style-name="T10">li doch</text:span><text:span text:style-name="T5">ó</text:span><text:span text:style-name="T10">d przynosi, ale z tym i przed wojn</text:span><text:span text:style-name="T5">ą</text:span><text:span text:style-name="T10"> nieweso</text:span><text:span text:style-name="T5">ł</text:span><text:span text:style-name="T10">o by</text:span><text:span text:style-name="T5">ł</text:span><text:span text:style-name="T10">o. Teraz to nawet Gda</text:span><text:span text:style-name="T5">ń</text:span><text:span text:style-name="T10">sk biednieje, a co dopiero Lw</text:span><text:span text:style-name="T5">ó</text:span><text:span text:style-name="T10">w.</text:span></text:p>
        </text:list-item>
        <text:list-item>
          <text:p text:style-name="P25"><text:soft-page-break/><text:span text:style-name="T10">Lw</text:span><text:span text:style-name="T5">ó</text:span><text:span text:style-name="T10">w jednak mo</text:span><text:span text:style-name="T5">ż</text:span><text:span text:style-name="T10">liwo</text:span><text:span text:style-name="T5">ś</text:span><text:span text:style-name="T10">ci handlu uzyska, je</text:span><text:span text:style-name="T5">ś</text:span><text:span text:style-name="T10">li pok</text:span><text:span text:style-name="T5">ó</text:span><text:span text:style-name="T10">j rozs</text:span><text:span text:style-name="T5">ą</text:span><text:span text:style-name="T10">dny z Turkiem zawrzemy. Handel ze wschodem, ko</text:span><text:span text:style-name="T5">ń</text:span><text:span text:style-name="T10">mi, broni</text:span><text:span text:style-name="T5">ą</text:span><text:span text:style-name="T10">, suknem, a i fortalicje te w tym pomog</text:span><text:span text:style-name="T5">ą</text:span><text:span text:style-name="T10">, </text:span><text:span text:style-name="T5">ż</text:span><text:span text:style-name="T10">e kupcy bezpieczniej czu</text:span><text:span text:style-name="T5">ć</text:span><text:span text:style-name="T10"> si</text:span><text:span text:style-name="T5">ę</text:span><text:span text:style-name="T10"> b</text:span><text:span text:style-name="T5">ę</text:span><text:span text:style-name="T10">d</text:span><text:span text:style-name="T5">ą</text:span><text:span text:style-name="T10">.</text:span></text:p>
        </text:list-item>
        <text:list-item>
          <text:p text:style-name="P25"><text:span text:style-name="T10">Tak, ale dalej na wsch</text:span><text:span text:style-name="T5">ó</text:span><text:span text:style-name="T10">d od Lwowa miejsc bezpiecznych nie ma.</text:span></text:p>
        </text:list-item>
        <text:list-item>
          <text:p text:style-name="P25"><text:span text:style-name="T10">Jak by pu</text:span><text:span text:style-name="T5">ś</text:span><text:span text:style-name="T10">ci</text:span><text:span text:style-name="T5">ć</text:span><text:span text:style-name="T10"> nowy szlak handlowy wzd</text:span><text:span text:style-name="T5">ł</text:span><text:span text:style-name="T10">u</text:span><text:span text:style-name="T5">ż</text:span><text:span text:style-name="T10"> Dniestru, i tam forteczki pobudowa</text:span><text:span text:style-name="T5">ć</text:span><text:span text:style-name="T10">, mo</text:span><text:span text:style-name="T5">ż</text:span><text:span text:style-name="T10">na by je te</text:span><text:span text:style-name="T5">ż</text:span><text:span text:style-name="T10"> Dniestrem zaopatrywa</text:span><text:span text:style-name="T5">ć</text:span><text:span text:style-name="T10">. </text:span></text:p>
        </text:list-item>
        <text:list-item>
          <text:p text:style-name="P25"><text:span text:style-name="T10">Trzeba tylko przypilnowa</text:span><text:span text:style-name="T5">ć</text:span><text:span text:style-name="T10">, aby piractwo rzeczne kozackie na Dniestrze nie odrodzi</text:span><text:span text:style-name="T5">ł</text:span><text:span text:style-name="T10">o si</text:span><text:span text:style-name="T5">ę</text:span><text:span text:style-name="T10">.</text:span></text:p>
        </text:list-item>
        <text:list-item>
          <text:p text:style-name="P25"><text:span text:style-name="T10">O to te</text:span><text:span text:style-name="T5">ż</text:span><text:span text:style-name="T10"> si</text:span><text:span text:style-name="T5">ę</text:span><text:span text:style-name="T10"> b</text:span><text:span text:style-name="T5">ę</text:span><text:span text:style-name="T10">d</text:span><text:span text:style-name="T5">ą</text:span><text:span text:style-name="T10"> za</text:span><text:span text:style-name="T5">ł</text:span><text:span text:style-name="T10">ogi tych stanic martwi</text:span><text:span text:style-name="T5">ć.</text:span></text:p>
        </text:list-item>
        <text:list-item>
          <text:p text:style-name="P25"><text:span text:style-name="T5">To wszystko dobrze brzmi, szlak handlowy nowy jednak wytyczyć i kupców do niego skrzyknąć, nie jest takim łatwym przedsięwzięciem. Bogatsze narody kompanie handlowe w tym celu stworzyły, a tako Wschódazjatycka Kompania u Duńczyków, czy Zachódazjatycka</text:span><text:span text:style-name="T10"> u Angielczyk</text:span><text:span text:style-name="T5">ó</text:span><text:span text:style-name="T10">w. Stw</text:span><text:span text:style-name="T5">ó</text:span><text:span text:style-name="T10">rzmy te</text:span><text:span text:style-name="T5">ż</text:span><text:span text:style-name="T10"> i my!</text:span></text:p>
        </text:list-item>
        <text:list-item>
          <text:p text:style-name="P25"><text:span text:style-name="T10">A sk</text:span><text:span text:style-name="T5">ą</text:span><text:span text:style-name="T10">d</text:span><text:span text:style-name="T5">ż</text:span><text:span text:style-name="T10">e ch</text:span><text:span text:style-name="T5">ę</text:span><text:span text:style-name="T10">tnych a bogatych to tej kompanii znajdziecie? - wojewoda niskie mia</text:span><text:span text:style-name="T5">ł</text:span><text:span text:style-name="T10"> mniemanie o swych ziomk</text:span><text:span text:style-name="T5">ó</text:span><text:span text:style-name="T10">w sk</text:span><text:span text:style-name="T5">łonności do ryzyka</text:span></text:p>
        </text:list-item>
        <text:list-item>
          <text:p text:style-name="P25"><text:span text:style-name="T10">We Lwowie maj</text:span><text:span text:style-name="T5">ę</text:span><text:span text:style-name="T10">tnych ludzi ledwie troch</text:span><text:span text:style-name="T5">ę</text:span><text:span text:style-name="T10"> się</text:span><text:span text:style-name="T5"> znajdzie – rozpoczął z namysłem Mieroszowski</text:span></text:p>
        </text:list-item>
        <text:list-item>
          <text:p text:style-name="P27">Właśnie, po ostatnich tatarskich oblężeniach, co i nawet okupować się musieli, za króla poprzedniego – wtrącił wojewoda.</text:p>
        </text:list-item>
        <text:list-item>
          <text:p text:style-name="P25"><text:span text:style-name="T10">I na t</text:span><text:span text:style-name="T5">ę</text:span><text:span text:style-name="T10"> imprez</text:span><text:span text:style-name="T5">ę</text:span><text:span text:style-name="T10"> wszystkiej maj</text:span><text:span text:style-name="T5">ę</text:span><text:span text:style-name="T10">tno</text:span><text:span text:style-name="T5">ś</text:span><text:span text:style-name="T10">ci swej nie zaryzykuj</text:span><text:span text:style-name="T5">ą</text:span><text:span text:style-name="T10">. Ale troch</text:span><text:span text:style-name="T5">ę</text:span><text:span text:style-name="T10"> mo</text:span><text:span text:style-name="T5">ż</text:span><text:span text:style-name="T10">e w</text:span><text:span text:style-name="T5">ł</text:span><text:span text:style-name="T10">o</text:span><text:span text:style-name="T5">żą</text:span><text:span text:style-name="T10">, a i ich znajomo</text:span><text:span text:style-name="T5">ś</text:span><text:span text:style-name="T10">ci z Tatary pomog</text:span><text:span text:style-name="T5">ą</text:span><text:span text:style-name="T10">. Przez krymskie przecie domeny handel do Turcji i Persji i</text:span><text:span text:style-name="T5">ść</text:span><text:span text:style-name="T10"> musi.</text:span></text:p>
        </text:list-item>
        <text:list-item>
          <text:p text:style-name="P25"><text:span text:style-name="T10">Na podarki dla tureckich i perskich dostojnik</text:span><text:span text:style-name="T5">ó</text:span><text:span text:style-name="T10">w wi</text:span><text:span text:style-name="T5">ę</text:span><text:span text:style-name="T10">cej z</text:span><text:span text:style-name="T5">ł</text:span><text:span text:style-name="T10">ota by trzeba ni</text:span><text:span text:style-name="T5">ż</text:span><text:span text:style-name="T10"> w ca</text:span><text:span text:style-name="T5">ł</text:span><text:span text:style-name="T10">ym Lwowie znajdziesz – Jab</text:span><text:span text:style-name="T5">ł</text:span><text:span text:style-name="T10">onowski oponowa</text:span><text:span text:style-name="T5">ć</text:span><text:span text:style-name="T10"> nie przestawa</text:span><text:span text:style-name="T5">ł</text:span><text:span text:style-name="T10">.</text:span></text:p>
        </text:list-item>
        <text:list-item>
          <text:p text:style-name="P25"><text:span text:style-name="T10">Tote</text:span><text:span text:style-name="T5">ż</text:span><text:span text:style-name="T10"> poza Lwowem r</text:span><text:span text:style-name="T5">ó</text:span><text:span text:style-name="T10">wnie</text:span><text:span text:style-name="T5">ż</text:span><text:span text:style-name="T10"> szuka</text:span><text:span text:style-name="T5">ć</text:span><text:span text:style-name="T10"> nam trzeba, zatem rozmawia</text:span><text:span text:style-name="T5">ł</text:span><text:span text:style-name="T10">em krakowskimi </text:span><text:span text:style-name="T5">Żydami, i oni interes w tym widząc, spółkę ze Lwowskimi kupcami zawiązać chcą. Jeszcze tylko skarb królewski i jego wysokości majestat powagi przedsięwzięciu dodać muszą.</text:span></text:p>
        </text:list-item>
      </text:list>
      <text:p text:style-name="P23">Zdumiał się na ową wzmiankę o Żydach pan Jabłonowski. Jednak konieczność odbudowy handlu znał, sam przecie hodowlą koni się zajmował, i bez importu świeżej krwi ze wschodu, dochować się wierzchowców nie mógł. Wszyscy znawcy mieszali bowiem klacze polskiego chowu i ogierami z Rosji a lepiej jeszcze z Turcji sprowadzanymi. </text:p>
      <text:list xml:id="list27790867" text:continue-numbering="true" text:style-name="L1">
        <text:list-item>
          <text:p text:style-name="P33">Skarb kr<text:span text:style-name="T5">ó</text:span>lewski i majestat wraz z <text:span text:style-name="T5">Ż</text:span>ydami z Kazimierza handel rozpocz<text:span text:style-name="T5">ąć</text:span> maj<text:span text:style-name="T5">ą</text:span>... Nowe to czasy... Lecz przecie jego wysoko<text:span text:style-name="T5">ść</text:span> z czas<text:span text:style-name="T5">ó</text:span>w dawniejszych kontakty w Stambule ma, to pomo<text:span text:style-name="T5">ż</text:span>e sprawi<text:span text:style-name="T5">ć</text:span>, by handel zaraz po wojnie ruszy<text:span text:style-name="T5">ł</text:span>. Szkoda mianowicie czasu marnowa<text:span text:style-name="T5">ć</text:span>, gdy inni, a to g<text:span text:style-name="T5">łó</text:span>wnie Francuzi i Anglicy, interesy z Port<text:span text:style-name="T5">ą</text:span> robi<text:span text:style-name="T5">ą</text:span> ju<text:span text:style-name="T5">ż</text:span> teraz.</text:p>
        </text:list-item>
        <text:list-item>
          <text:p text:style-name="P33">Anglicy ju<text:span text:style-name="T5">ż</text:span> i teraz z rozmachem o handlu przysz<text:span text:style-name="T5">ł</text:span>em my<text:span text:style-name="T5">ś</text:span>l<text:span text:style-name="T5">ą</text:span>. Widzia<text:span text:style-name="T5">ł</text:span>em si<text:span text:style-name="T5">ę</text:span> z panem, jak mu tam, Hyde. </text:p>
          <text:p text:style-name="P43"/>
        </text:list-item>
      </text:list>
      <text:p text:style-name="P11">* <text:s/>* <text:s/>*</text:p>
      <text:p text:style-name="P10">Pan Stuart Lawrence Hyde uzna<text:span text:style-name="T5">ł</text:span><text:span text:style-name="T10"> sw</text:span><text:span text:style-name="T5">ą</text:span><text:span text:style-name="T10"> misj</text:span><text:span text:style-name="T5">ę</text:span><text:span text:style-name="T10"> w Warszawie za nieudan</text:span><text:span text:style-name="T5">ą</text:span><text:span text:style-name="T10">. Nic wi</text:span><text:span text:style-name="T5">ę</text:span><text:span text:style-name="T10">cej jednak uczyni</text:span><text:span text:style-name="T5">ć</text:span><text:span text:style-name="T10"> dla swego kr</text:span><text:span text:style-name="T5">ó</text:span><text:span text:style-name="T10">la nie m</text:span><text:span text:style-name="T5">ó</text:span><text:span text:style-name="T10">g</text:span><text:span text:style-name="T5">ł – dla siebie jednak owszem</text:span><text:span text:style-name="T10">. Od czasu elekcji za</text:span><text:span text:style-name="T5">ł</text:span><text:span text:style-name="T10">atwia</text:span><text:span text:style-name="T5">ł</text:span><text:span text:style-name="T10"> poparcie dla plan</text:span><text:span text:style-name="T5">ó</text:span><text:span text:style-name="T10">w angielskiej kompanii wschodniej, aby szlak lewanty</text:span><text:span text:style-name="T5">ń</text:span><text:span text:style-name="T10">ski dla jej handlu otworzy</text:span><text:span text:style-name="T5">ć</text:span><text:span text:style-name="T10">. Pro forma stworzy</text:span><text:span text:style-name="T5">ł</text:span><text:span text:style-name="T10"> jej kantory w Krakowie i we Lwowie, obficie szastaj</text:span><text:span text:style-name="T5">ą</text:span><text:span text:style-name="T10">c pieni</text:span><text:span text:style-name="T5">ę</text:span><text:span text:style-name="T10">dzmi a bardziej jeszcze wekslami z pokryciem londy</text:span><text:span text:style-name="T5">ń</text:span><text:span text:style-name="T10">skim. Jednak nie potrafi</text:span><text:span text:style-name="T5">ł</text:span><text:span text:style-name="T10"> sk</text:span><text:span text:style-name="T5">ł</text:span><text:span text:style-name="T10">oni</text:span><text:span text:style-name="T5">ć</text:span><text:span text:style-name="T10"> nikogo wp</text:span><text:span text:style-name="T5">ł</text:span><text:span text:style-name="T10">ywowego do poparcia idei pokoju z Osmanami natychmiast, a to dla otwarcia szlak</text:span><text:span text:style-name="T5">ó</text:span><text:span text:style-name="T10">w handlowych na wsch</text:span><text:span text:style-name="T5">ó</text:span><text:span text:style-name="T10">d. Dowiedzia</text:span><text:span text:style-name="T5">ł</text:span><text:span text:style-name="T10"> si</text:span><text:span text:style-name="T5">ę</text:span><text:span text:style-name="T10"> natomiast, </text:span><text:span text:style-name="T5">ż</text:span><text:span text:style-name="T10">e idea handlu z Osmanami kiedy</text:span><text:span text:style-name="T5">ś</text:span><text:span text:style-name="T10">, po zawarciu jakiego</text:span><text:span text:style-name="T5">ś</text:span><text:span text:style-name="T10"> pokoju, zwolenników licznych ma, i to nie tylko w</text:span><text:span text:style-name="T5">ś</text:span><text:span text:style-name="T10">r</text:span><text:span text:style-name="T5">ó</text:span><text:span text:style-name="T10">d kupc</text:span><text:span text:style-name="T5">ó</text:span><text:span text:style-name="T10">w.</text:span></text:p>
      <text:p text:style-name="Text_20_body"><text:soft-page-break/><text:span text:style-name="T11">Zadziwi</text:span><text:span text:style-name="T6">ło</text:span><text:span text:style-name="T11"> go takie nastawienie arystokracji tutejszej. Pewien by</text:span><text:span text:style-name="T6">ł</text:span><text:span text:style-name="T11">, </text:span><text:span text:style-name="T6">ż</text:span><text:span text:style-name="T11">e ten podobno niezwykle waleczny nar</text:span><text:span text:style-name="T5">ó</text:span><text:span text:style-name="T10">d szlachecki handlem brzydzi</text:span><text:span text:style-name="T5">ł</text:span><text:span text:style-name="T10"> si</text:span><text:span text:style-name="T5">ę</text:span><text:span text:style-name="T10"> będzie. Lecz przecie wiedzieli magnaci dobrze, jak s</text:span><text:span text:style-name="T5">ó</text:span><text:span text:style-name="T10">l z Polski na rynkach francuskich a wino francuskie w Polsce sprzedawa</text:span><text:span text:style-name="T5">ć</text:span><text:span text:style-name="T10"> si</text:span><text:span text:style-name="T5">ę</text:span><text:span text:style-name="T10"> b</text:span><text:span text:style-name="T5">ę</text:span><text:span text:style-name="T10">dzie, martwili si</text:span><text:span text:style-name="T5">ę</text:span><text:span text:style-name="T10"> blokad</text:span><text:span text:style-name="T5">ą</text:span><text:span text:style-name="T10"> na handel ko</text:span><text:span text:style-name="T5">ń</text:span><text:span text:style-name="T10">mi na czas wojny, i zainteresowani byli eksportem </text:span><text:span text:style-name="T5">ż</text:span><text:span text:style-name="T10">ywno</text:span><text:span text:style-name="T5">ś</text:span><text:span text:style-name="T10">ci do Anglii. Za</text:span><text:span text:style-name="T5">ś</text:span><text:span text:style-name="T10"> pami</text:span><text:span text:style-name="T5">ęć</text:span><text:span text:style-name="T10"> o handlu z Konstantynopolem, jeszcze sprzed wojen z pocz</text:span><text:span text:style-name="T5">ą</text:span><text:span text:style-name="T10">tku wieku, nadal </text:span><text:span text:style-name="T5">ż</text:span><text:span text:style-name="T10">yw</text:span><text:span text:style-name="T5">ą</text:span><text:span text:style-name="T10"> by</text:span><text:span text:style-name="T5">ł</text:span><text:span text:style-name="T10">a. </text:span></text:p>
      <text:p text:style-name="Text_20_body"><text:span text:style-name="T10">Dowiedzia</text:span><text:span text:style-name="T5">ł</text:span><text:span text:style-name="T10"> si</text:span><text:span text:style-name="T5">ę</text:span><text:span text:style-name="T10"> r</text:span><text:span text:style-name="T5">ó</text:span><text:span text:style-name="T10">wnie</text:span><text:span text:style-name="T5">ż pan Hyde, że i inne zagraniczne państwa otwarciem szlaków handlowych do Konstantypola interesują się. Postanowi</text:span><text:span text:style-name="T5">ł</text:span><text:span text:style-name="T5"> zatem by</text:span><text:span text:style-name="T5">ć</text:span><text:span text:style-name="T5"> bli</text:span><text:span text:style-name="T5">ż</text:span><text:span text:style-name="T5">ej wydarze</text:span><text:span text:style-name="T5">ń</text:span><text:span text:style-name="T5"> i za kr</text:span><text:span text:style-name="T5">ó</text:span><text:span text:style-name="T5">lem polskim pojecha</text:span><text:span text:style-name="T5">ć</text:span><text:span text:style-name="T5">.</text:span></text:p>
      <text:p text:style-name="P10"/>
      <text:p text:style-name="P11">* <text:s/>* <text:s/>*</text:p>
      <text:p text:style-name="P10"/>
      <text:p text:style-name="P10">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10">Pojechał zatem de Gourdant do Rouen.</text:p>
      <text:p text:style-name="P10">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text:soft-page-break/>-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10">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11"/>
      <text:p text:style-name="P11">* <text:s/>* <text:s/>*</text:p>
      <text:p text:style-name="P10">"Wielce moja życia a serca pociecho... Jakież to wieści niedobre, a raczej ich brak od WMci Serca mego krewnych i znajomych, jako że gotowizny przyobiecaney mi nieprzysyłają. Przecie nie 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a cho<text:span text:style-name="T5">ć</text:span><text:span text:style-name="T10">by od Angielczyk</text:span><text:span text:style-name="T5">ó</text:span><text:span text:style-name="T10">w tego kupca r</text:span><text:span text:style-name="T5">ó</text:span><text:span text:style-name="T10">wnie</text:span><text:span text:style-name="T5">ż pieniądz się przydaje</text:span><text:span text:style-name="T10">,</text:span> jednak pono, że więcej w pałac swój nowy wedle Kabat pan Morsztyn podskarbi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10"/>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text:span><text:span text:style-name="T2">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text:span><text:soft-page-break/><text:span text:style-name="T2">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text:span><text:span text:style-name="T2">dwie inne jeszcze chorągwie, rankiem wczesnym prosto w brzask wstającego słońca wyjeżdżając, a wieczorem po jarach zapadając.</text:span></text:p>
      <text:p text:style-name="P10">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10">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text:soft-page-break/>-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9">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10">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10">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9">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9">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10">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text:soft-page-break/>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10">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10">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10"><text:s/></text:p>
      <text:h text:style-name="P42" text:outline-level="2">Rozdział III</text:h>
      <text:p text:style-name="P10">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10"><text:soft-page-break/>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10">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12">Tu będzie tyrada na temat zalet utraty niepodległości na rzecz imperium.</text:p>
      <text:p text:style-name="P10">Wstał teraz wojewoda trocki, Marcjan Ogiński, posesjonat możny i daleki hetmana Paca krewny.</text:p>
      <text:p text:style-name="Dialog">-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10">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text:soft-page-break/>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10">Tu przerwał i spojrzał w twarze zgromadzonego narodu szlacheckiego. Wąsate oblicza Sarmatów z pewnym niezrozumieniem wpatrywały się w perorującego hetmana.</text:p>
      <text:p text:style-name="P10">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10">I tak Sapiehowie opuścili obrady konfederacji litewskiej w Widzach. Generał Gosiewski, widząc to, spytał hetmana Paca głosem przyciszonym:</text:p>
      <text:p text:style-name="P3">- Przejdą do Sobieskiego. Nie powstrzymamy ich?</text:p>
      <text:p text:style-name="P10">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1">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9">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text:span><text:span text:style-name="T2">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text:span><text:soft-page-break/><text:span text:style-name="T2">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10">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10">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10">Peter Pirwitz wyprostował obolałe plecy a następnie oparł się na rydlu, którym rył pracowicie w jasnej, mokrej glebie Podola przez całe popołudnie. Spojrzał na dzieło swoje i pozostałych piechurów z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10">Tego wieczora do obozu wmaszerowały wojska z Litwy przybyłe.</text:p>
      <text:p text:style-name="P10">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9">Relacja Erazma Otwinowskiego z 1699 roku</text:p></text:note-body></text:note></text:span></text:span><text:span text:style-name="T2">. </text:span></text:p>
      <text:p text:style-name="P10">Tydzień później nadciągnął pod Bar sam Sobieski, a i działa z Trembowli wreszcie dotarły. </text:p>
      <text:p text:style-name="P10">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zpoczęto, tam zakotłowało się, <text:soft-page-break/>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0">Kryczy</text:span><text:span text:style-name="T5">ń</text:span><text:span text:style-name="T10">ski za</text:span><text:span text:style-name="T5">ś</text:span><text:span text:style-name="T10"> za zdrad</text:span><text:span text:style-name="T5">ę</text:span><text:span text:style-name="T10"> Rzeczypospolitej przed s</text:span><text:span text:style-name="T5">ę</text:span><text:span text:style-name="T10">dzi</text:span><text:span text:style-name="T5">ą</text:span><text:span text:style-name="T10"> najwy</text:span><text:span text:style-name="T5">ż</text:span><text:span text:style-name="T10">szym rachunek zdawa</text:span><text:span text:style-name="T5">ł</text:span>.</text:p>
      <text:p text:style-name="P10"/>
      <text:h text:style-name="P42" text:outline-level="2">Rozdział IV</text:h>
      <text:p text:style-name="P10">"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10">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łumacz ten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10">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10">Wygnawszy posłów francuskich Sułtan zgromadził wokół siebie doradców. Wysłuchawszy dokładnie sprawozdania Kara Mustafy, zadumał się. Ta wojna w odległym kraju wielce niewygodna się stała. Ten Lwów i Kraków muszą poczekać jeszcze d<text:span text:style-name="T5">ł</text:span><text:span text:style-name="T10">ugo </text:span>na światło prawdziwej wiary Proroka. Nawet nazwy prawdziwie osmańskiej jeszcze im nie wymyślono...</text:p>
      <text:p text:style-name="P3"><text:soft-page-break/>-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10">Tak oto, mimo pory zimowej, ponownie ruszyła machina bojowa wielkiego państwa tureckiego. Może jeszcze da się skłonić Lachów do pokoju takiego, który nie byłby dla sułtana uwłaczający.</text:p>
      <text:p text:style-name="P10">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10">"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10">Dlatego, dla tych<text:span text:style-name="T5">ż</text:span><text:span text:style-name="T10">e plan</text:span><text:span text:style-name="T5">ó</text:span><text:span text:style-name="T10">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3">a</text:span></text:span></text:p>
      <text:h text:style-name="P41" text:outline-level="2">Rozdział V</text:h>
      <text:p text:style-name="P10">W ciągu listopada trudniej się wojowało wołochom pana Ostrowskiego w Mołdawii. Co prawda jesień była cieplejsza na południe od Dniestru, pogoda zatem nie doświadczała wojaków, i <text:soft-page-break/>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10">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10">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10">ogrodzcy do wojny z Lachami si</text:span><text:span text:style-name="T5">ę</text:span><text:span text:style-name="T10"> nie kwapili, lecz jeszcze mniej mieli ochot</text:span><text:span text:style-name="T5">ę</text:span><text:span text:style-name="T10"> stawia</text:span><text:span text:style-name="T5">ć</text:span><text:span text:style-name="T10"> czo</text:span><text:span text:style-name="T5">ł</text:span><text:span text:style-name="T10">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10">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10">Chorągiew pana Starczyńskiego szła przez opuszczoną wieś Rudą w kierunku Chocimia na czele kolumny pu<text:span text:style-name="T5">ł</text:span><text:span text:style-name="T10">kowej </text:span>pana Modrzewskiego. Jabłonowski już w nocy wysłał trzy pułki, Bogusza, <text:span text:style-name="T5">Łą</text:span><text:span text:style-name="T10">ckiego i Modrzewskiego w</text:span><text:span text:style-name="T5">ł</text:span><text:span text:style-name="T10">a</text:span><text:span text:style-name="T5">ś</text:span><text:span text:style-name="T10">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10"><text:soft-page-break/>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2">, a</text:span></text:span><text:span text:style-name="Absatz-Standardschriftart"><text:span text:style-name="T7">ż</text:span></text:span><text:span text:style-name="Absatz-Standardschriftart"><text:span text:style-name="T12"> mu pot zalewa</text:span></text:span><text:span text:style-name="Absatz-Standardschriftart"><text:span text:style-name="T7">ł</text:span></text:span><text:span text:style-name="Absatz-Standardschriftart"><text:span text:style-name="T12"> oczy. I to pomimo mro</text:span></text:span><text:span text:style-name="Absatz-Standardschriftart"><text:span text:style-name="T7">ź</text:span></text:span><text:span text:style-name="Absatz-Standardschriftart"><text:span text:style-name="T12">nego powietrza i </text:span></text:span><text:span text:style-name="Absatz-Standardschriftart"><text:span text:style-name="T7">ś</text:span></text:span><text:span text:style-name="Absatz-Standardschriftart"><text:span text:style-name="T12">niegu, zalegaj</text:span></text:span><text:span text:style-name="Absatz-Standardschriftart"><text:span text:style-name="T7">ą</text:span></text:span><text:span text:style-name="Absatz-Standardschriftart"><text:span text:style-name="T12">cego w ca</text:span></text:span><text:span text:style-name="Absatz-Standardschriftart"><text:span text:style-name="T7">ł</text:span></text:span><text:span text:style-name="Absatz-Standardschriftart"><text:span text:style-name="T12">ej dolinie Dniestru. Dobry mia</text:span></text:span><text:span text:style-name="Absatz-Standardschriftart"><text:span text:style-name="T7">ł</text:span></text:span><text:span text:style-name="Absatz-Standardschriftart"><text:span text:style-name="T12"> widok Peter na t</text:span></text:span><text:span text:style-name="Absatz-Standardschriftart"><text:span text:style-name="T7">ę</text:span></text:span><text:span text:style-name="Absatz-Standardschriftart"><text:span text:style-name="T12">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text:span></text:span><text:span text:style-name="Absatz-Standardschriftart"><text:span text:style-name="T7">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text:span></text:span><text:span text:style-name="Absatz-Standardschriftart"><text:span text:style-name="T7">artylerii nie posiadał. Cała polska artyleria pod Kamieńcem potrzebna była przecie, zatem przewagi tureckiej na tym polu pan Sieniawski obawiał się.</text:span></text:span></text:p>
      <text:p text:style-name="P10">Medżi Gerej nigdy nie pchał się do bijatyki, więc i teraz z kilkoma krewniakami raczej z tyłu się trzymał. Widział jak Tatarzy zderzyli się z Lachami i podejrzewał że starcie to niepomyślny obrót 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10">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10">Pana Sieniawskiego <text:span text:style-name="T5">zdumienie</text:span><text:span text:style-name="T10"> ogarn</text:span><text:span text:style-name="T5">ęło</text:span><text:span text:style-name="T10"> na widok oddalaj</text:span><text:span text:style-name="T5">ą</text:span><text:span text:style-name="T10">cych si</text:span><text:span text:style-name="T5">ę</text:span><text:span text:style-name="T10"> w po</text:span><text:span text:style-name="T5">ś</text:span><text:span text:style-name="T10">cigu za Tatarami kawalerzyst</text:span><text:span text:style-name="T5">ó</text:span><text:span text:style-name="T10">w. Nie taki by</text:span><text:span text:style-name="T5">ł</text:span><text:span text:style-name="T10"> plan! Czy tego Jab</text:span><text:span text:style-name="T5">ł</text:span><text:span text:style-name="T10">onowskiego szale</text:span><text:span text:style-name="T5">ń</text:span><text:span text:style-name="T10">stwo bitewne ponios</text:span><text:span text:style-name="T5">ł</text:span><text:span text:style-name="T10">o, czy sam </text:span><text:soft-page-break/><text:span text:style-name="T10">szuka chwa</text:span><text:span text:style-name="T5">ł</text:span><text:span text:style-name="T10">y? Niepodobne to do niego, zwykle przecie</text:span><text:span text:style-name="T5">ż</text:span><text:span text:style-name="T10"> sw</text:span><text:span text:style-name="T5">ą</text:span><text:span text:style-name="T10"> </text:span><text:span text:style-name="T5">żą</text:span><text:span text:style-name="T10">dz</text:span><text:span text:style-name="T5">ę</text:span><text:span text:style-name="T10"> krwi wcale niesarmack</text:span><text:span text:style-name="T5">ą ostrożnością poskramiał. To teraz cała chwała na mnie, gdym tu sam ostał, spadnie.</text:span></text:p>
      <text:p text:style-name="P15">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10"><text:span text:style-name="T5">Jednak piechota i spieszona jazda polska, mimo niedokończonych fortyfikacji, pozycje sprawnie zajęła. Z tyłu stały nieliczne chorągwie jazdy, które Sieniawskiemu zostały. Rozkazy wykonywano sprawnie, każdy żołnierz wiedział, iż do nocy za wszelką cenę wytrzymać trzeba. Petera feldfebel zakazał otwierać ognia bez rozkazu. Peter trzymał muszkiet w spoconych mimo zimna rękach, od nacierających jeźdźców jedynie nasypem oddzielony. Pikinierzy uformowali się dalej w głębi, grupka zmarzniętych postaci niegroźnie wyglądająca naprzeciw nawały koni nacierającej znad rzeki. Oto nawała ta jednak w strumyki oddzielne się podzieliła, wedle dolin ku Dniestrowi opadających. Jeden z tych strumyków prosto na Petera leciał. Już widział Peter oddzielnych jeźdźców, już ich ubi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la nie padał. Już podniosło się z lewej </text:span><text:span text:style-name="T5">„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pan text:style-name="T5">się za okop, wstał i muszkiet nabijać począł, w tym czasie piechur z drugiego szeregu na okop wspiął 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i piki swe przeciw wrogowi pochylone krzepko dzier</text:span><text:span text:style-name="T5">ż</text:span><text:span text:style-name="T5">yli. Fala je</text:span><text:span text:style-name="T5">ź</text:span><text:span text:style-name="T5">d</text:span><text:span text:style-name="T5">źców w szarych kubrakach przed pikinierami zatrzymała się i zakotłowała. L</text:span><text:span text:style-name="T5">iczni z koni zsiadać poczęli i jęli piąć się na nasyp, na którym Peter z szablą przykucnął. Obok niego przycupnął feldfebel ze swym szpontonem, i spod swego sumiastego wąsa zamruczał:</text:span></text:p>
      <text:list xml:id="list8583100880720765234" text:style-name="L2">
        <text:list-header>
          <text:p text:style-name="P35">- To teraz wóz albo przewóz...</text:p>
        </text:list-header>
      </text:list>
      <text:p text:style-name="P16">Dziwił się prawie pan marszałek Sieniawski, że tak dobrze obrona się udaje. Oto Kozacy wierni sułtanowi, atakuj<text:span text:style-name="T5">ą</text:span>c wręcz nastawać nie chcieli, jeno strzelbę wielką ale nieskuteczną czynili i na wynik szturm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text:soft-page-break/>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0"> historyczna. Wsp</text:span><text:span text:style-name="T5">ół</text:span><text:span text:style-name="T10">czesna wersja nazwiska: Trzeciecki</text:span></text:p></text:note-body></text:note> dowodzone uda<text:span text:style-name="T5">ł</text:span>y si<text:span text:style-name="T5">ę</text:span> w stronę południowych wałów. Przez specjalnie dobrane przerwy w nich pozostawione dostały się na czoło, w bok, i na tył atakującej formacji tureckiej. Trzy chor<text:span text:style-name="T5">ą</text:span>gwie niczym trzy strumienie przeby<text:span text:style-name="T5">ł</text:span>y umocnienia i wyr<text:span text:style-name="T5">ó</text:span>wna<text:span text:style-name="T5">ł</text:span>y szyk nie zatrzymuj<text:span text:style-name="T5">ą</text:span>c si<text:span text:style-name="T5">ę</text:span>. Trzecieski przy <text:span text:style-name="T5">ś</text:span>rodkowej chor<text:span text:style-name="T5">ągwi będący, wraz i podwójnie do szarży trąbić kazał. Na ten znak jego chorągiew <text:s/>ledwo co wały minąwszy, <text:s/>kłusem ruszyła. Husarze wyciągnęli </text:span>koncerze<text:note text:id="ftn9" text:note-class="endnote"><text:note-citation>9</text:note-citation><text:note-body><text:p text:style-name="Endnote">Koncerze – dwumetrowe miecze husarii, u<text:span text:style-name="T5">ż</text:span><text:span text:style-name="T10">ywane jako kr</text:span><text:span text:style-name="T5">ó</text:span><text:span text:style-name="T10">tkie kopie. Prawdziwych kopii husaria w walkach z Turkami nie u</text:span><text:span text:style-name="T5">ż</text:span><text:span text:style-name="T10">ywa</text:span><text:span text:style-name="T5">ł</text:span><text:span text:style-name="T10">a, bowiem turecka piechota nie dysponowa</text:span><text:span text:style-name="T5">ł</text:span><text:span text:style-name="T10">a formacjami pikinier</text:span><text:span text:style-name="T5">ó</text:span><text:span text:style-name="T10">w. Wojsko osma</text:span><text:span text:style-name="T5">ń</text:span><text:span text:style-name="T10">skie polega</text:span><text:span text:style-name="T5">ł</text:span><text:span text:style-name="T10">o bowiem na swej bardzo licznej kawalerii (</text:span><text:span text:style-name="T5">ś</text:span><text:span text:style-name="T10">rednich sipahach i ci</text:span><text:span text:style-name="T5">ęż</text:span><text:span text:style-name="T10">kich, acz nielicznych deli), aby znosi</text:span><text:span text:style-name="T5">ć</text:span><text:span text:style-name="T10"> kawaleri</text:span><text:span text:style-name="T5">ę</text:span><text:span text:style-name="T10"> wroga. To oczywi</text:span><text:span text:style-name="T5">ś</text:span><text:span text:style-name="T10">cie wystarcza</text:span><text:span text:style-name="T5">ł</text:span><text:span text:style-name="T10">o w wojnach z przeciwnikiem zachodnim, jak Austria.</text:span></text:p></text:note-body></text:note> i z gromkim okrzykiem na ci<text:span text:style-name="T5">ęż</text:span>k<text:span text:style-name="T5">ą</text:span> jazd<text:span text:style-name="T5">ę</text:span> osma<text:span text:style-name="T5">ń</text:span>sk<text:span text:style-name="T5">ą</text:span> wpadli. Deli za<text:span text:style-name="T5">ś</text:span> atak sw<text:span text:style-name="T5">ó</text:span>j na pikinier<text:span text:style-name="T5">ó</text:span>w w g<text:span text:style-name="T5">łębi parowu zasadzonych powstrzymali i na husarzy Trzecieskiego obrócili. Ci zaś impetu szarży pozbawieni ustępować przed liczebnie kilkakroć liczniejszym przeciwnikiem poczęli</text:span>. Lecz oto namiestnicy chor<text:span text:style-name="T5">ą</text:span>gwie dwie pozosta<text:span text:style-name="T5">ł</text:span>e swe przez wa<text:span text:style-name="T5">ł</text:span>y przeprowadzili. Zabrzmia<text:span text:style-name="T5">ł</text:span>a tr<text:span text:style-name="T5">ą</text:span>bka od p<text:span text:style-name="T5">ół</text:span>nocnej strony oddzia<text:span text:style-name="T5">ł</text:span>u tureckiego. Odpowiedzia<text:span text:style-name="T5">ł</text:span>a jej druga od po<text:span text:style-name="T5">ł</text:span>udniowej. Husarskie konie przesz<text:span text:style-name="T5">ł</text:span>y w k<text:span text:style-name="T5">ł</text:span>us, ich je<text:span text:style-name="T5">ź</text:span>d<text:span text:style-name="T5">ź</text:span>cy wyci<text:span text:style-name="T5">ą</text:span>gn<text:span text:style-name="T5">ę</text:span>li swe koncerze spod siode<text:span text:style-name="T5">ł</text:span>. Wtedy zagra<text:span text:style-name="T5">ły</text:span> tr<text:span text:style-name="T5">ą</text:span>bki raz drugi. Ci<text:span text:style-name="T5">ęż</text:span>ko opancerzeni husarze wstali w strzemionach, konie przesz<text:span text:style-name="T5">ł</text:span>y w galop. Zafurkotały skrzyd<text:span text:style-name="T5">ł</text:span>a osadzone na plecach polskich je<text:span text:style-name="T5">źdźców, i z </text:span><text:span text:style-name="T5">tym furkotem, hukiem galopu, i z okrzykami „Jezus! Maria!” oraz „Bij! Zabij!” wpadli oni na niemogących się już uformować deli.</text:span></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0"> rzek</text:span><text:span text:style-name="T5">ą</text:span><text:span text:style-name="T10">, za</text:span><text:span text:style-name="T5">ś</text:span><text:span text:style-name="T10"> Kapłan Pasza po naradzie z swoimi dowódcami kaza</text:span><text:span text:style-name="T5">ł</text:span><text:span text:style-name="T10"> zaprzestać walki i wycofać swoje zmęczone </text:span><text:span text:style-name="T10">oddziały do obozu, dla ogrzania się i odpoczynku. Dla wielu tysi</text:span><text:span text:style-name="T5">ę</text:span><text:span text:style-name="T10">cy jego wojak</text:span><text:span text:style-name="T5">ó</text:span><text:span text:style-name="T10">w ten rozkaz przyszed</text:span><text:span text:style-name="T5">ł</text:span><text:span text:style-name="T10"> za p</text:span><text:span text:style-name="T5">óźno. Mróz i zapadająca ciemność zdawały się jednak nie przeszkadzać synom północy, polska jazda wyzyskała swobodę działania i zaczęła wyłapywać licznych maruderów i szarpać czaty osmańskie ustawione na przedpolu obozu. Nie przeszkadzali polskim jeźdźcom Tatarzy, których do osłony swego odwrotu wysłał Kapłan Pasza. Tatarzy mianowicie ledwo przez Dniestr się przeprawili, już poszli w rozsypkę, ledwie na widok chorągwi pana Potockiego, czy też powracających z wyprawy na po</text:span><text:span text:style-name="T5">ł</text:span><text:span text:style-name="T5">udnie oddzia</text:span><text:span text:style-name="T5">łó</text:span><text:span text:style-name="T5">w pana Jabłonowskiego.</text:span></text:p>
      <text:p text:style-name="P21">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615382878104514026" text:style-name="L3">
        <text:list-header>
          <text:p text:style-name="P28">-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14">Murza Akil nic nie mówił, jeno głową o ziemię bił. Wszystko jednak panu swemu, Selimowi Gerejowi, chanowi i potomkowi chanów od pokoleń, potem przekazał. Wściekłości za<text:span text:style-name="T5">ś</text:span> Kapłana Paszy na chana nie zmniejszyła wiadomość dostarczona przez nielicznych powracających Tatarów, że niewierni okopy swe nad Dniestrem opuszczają i na północ posuwają się, dokąd, nie wiadomo.</text:p>
      <text:p text:style-name="P4"><text:soft-page-break/>- Nie mam nawet kim ich teraz ścigać, do rana rzecz ta poczekać musi, przez tchórzostwo tatarskie!</text:p>
      <text:p text:style-name="P14"><text:s/>W tym dniu powstała nienawiść wielka pomiędzy chanem a tureckim dowódcą. </text:p>
      <text:p text:style-name="P14">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4">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4">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na rozkaz brygadiera Dönnemarka wraz cała rota na koń siadać i przy bramie chocimskiej obozu zbierać się ma.</text:p>
      <text:p text:style-name="P14">Zaraz tedy cała brygada dragońs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0"> jako dragon kampani</text:span><text:span text:style-name="T5">ę</text:span><text:span text:style-name="T10"> odprawuj</text:span><text:span text:style-name="T5">ą</text:span><text:span text:style-name="T10">cy.</text:span></text:p>
      <text:p text:style-name="P14">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text:soft-page-break/>- Mieliśmy walczyć tylko pieszo – odparł Szymon chwytając niepewnie za swój.</text:p>
      <text:p text:style-name="P14">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bardziej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polskich je<text:span text:style-name="T5">ź</text:span>d<text:span text:style-name="T5">ź</text:span>c<text:span text:style-name="T5">ó</text:span>w, zdecydowanie w ich stron<text:span text:style-name="T5">ę</text:span> <text:span text:style-name="T5">ł</text:span>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a dalej na poł</text:span>udnie, mimo tego<text:span text:style-name="T5">ż</text:span> wodza protest<text:span text:style-name="T5">ó</text:span>w, po<text:span text:style-name="T5">ś</text:span>piesznie udali si<text:span text:style-name="T5">ę. Niewiele z tą informacją począć mógł Kapłan Pasza, zatem dalej z decyzjami zwlekał, na wojska nowe przez Dniestr się przeprawiające czekał, plany na rozmaite wypadki snuł, a na Tatarów wyrzekał.</text:span></text:p>
      <text:p text:style-name="P14">Brygada dragonów Dönnemarka zaś minęła spokojnie wyludnioną wieś Łastowce i doszła na swoje miejsce na prawym skrzydle wojsk polskich. Układanka Sobieskiego zaczynała nabierać kształtu.</text:p>
      <text:p text:style-name="P14">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4">Dzie<text:span text:style-name="T5">ń</text:span> ca<text:span text:style-name="T5">ł</text:span>y drogi na po<text:span text:style-name="T5">ł</text:span>udnie zagna<text:span text:style-name="T5">ł</text:span> si<text:span text:style-name="T5">ę</text:span> pu<text:span text:style-name="T5">ł</text:span>k Modrzewskiego w pogoni za Tatarami. 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Ju<text:span text:style-name="T5">ż</text:span> pr<text:span text:style-name="T5">ę</text:span>dzej konie porani<text:span text:style-name="T5">ć</text:span> Tatarzy by mogli, lecz nie by<text:span text:style-name="T5">ł</text:span>o w zwyczaju wschodnich wojownik<text:span text:style-name="T5">ó</text:span>w krzywdzi<text:span text:style-name="T5">ć</text:span> wierzchowce, nawet wroga.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kolczugę</text:span> pancernego <text:span text:style-name="T5">odziany, lecz z wielkim białym pió</text:span>ropuszem na misiurce wielce wschodniego stylu. Dumnie nosi<text:span text:style-name="T5">ł</text:span> on w<text:span text:style-name="T5">ą</text:span>s raczej kr<text:span text:style-name="T5">ó</text:span>tko przystrzy<text:span text:style-name="T5">ż</text:span>ony i mocno siedzia<text:span text:style-name="T5">ł</text:span> na wielkim wierzchowcu bia<text:span text:style-name="T5">ł</text:span>ym, karmazynowym kropierzem z herbem o nazwie „Prus” przykrytym. By<text:span text:style-name="T5">ł</text:span> to wojewoda Jab<text:span text:style-name="T5">ł</text:span>onowski.</text:p>
      <text:list xml:id="list1180731738995474511" text:style-name="L4">
        <text:list-header>
          <text:p text:style-name="P36">- Panowie bracia, kr<text:span text:style-name="T5">ó</text:span><text:span text:style-name="T10">l nas wszystkich wzywa. Osma</text:span><text:span text:style-name="T5">ń</text:span><text:span text:style-name="T10">sk</text:span><text:span text:style-name="T5">ą</text:span><text:span text:style-name="T10"> odsiecz Kamie</text:span><text:span text:style-name="T5">ń</text:span><text:span text:style-name="T10">ca powstrzyma</text:span><text:span text:style-name="T5">ć</text:span><text:span text:style-name="T10"> musim lub pr</text:span><text:span text:style-name="T5">ó</text:span><text:span text:style-name="T10">buj</text:span><text:span text:style-name="T5">ą</text:span><text:span text:style-name="T10">c polec. To wojny tej kulminacja, punkt jej najwa</text:span><text:span text:style-name="T5">ż</text:span><text:span text:style-name="T10">niejszy, wi</text:span><text:span text:style-name="T5">ę</text:span><text:span text:style-name="T10">c nie zwlekajcie i zaraz za mn</text:span><text:span text:style-name="T5">ą</text:span><text:span text:style-name="T10"> jed</text:span><text:span text:style-name="T5">źcie.</text:span></text:p>
          <text:p text:style-name="P29">- A co z tymi tutaj?</text:p>
          <text:p text:style-name="P29">- Znaczniejszych w pęta i do obozu pod Kamieńcem, resztę do diabła posłać.</text:p>
        </text:list-header>
      </text:list>
      <text:p text:style-name="P22">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text:span><text:soft-page-break/><text:span text:style-name="T5">kolumną Modrzewskiego i drugą Bogusza ruszył. Dwa dni później przeprawili się przez Żwańczyk i w jego dolinie miejsce sobie wyznaczone zajęli.</text:span></text:p>
      <text:p text:style-name="P22"><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powtarzają</text:span>c<text:span text:style-name="T5"> koncept bitwy pod Podhajcami w roku 1667r., aby zmusić przeciwnika do ścieśnienia</text:span> <text:span text:style-name="T5">ataku w miejscu wąskim, przez co armia Osmanó</text:span>w, na wielkiej swojej liczbie polegaj<text:span text:style-name="T5">ą</text:span>ca, impet swój stracić <text:span text:style-name="T5">musiała. </text:span><text:span text:style-name="T16">Samą dolinę miały ryglować stojące w centrum siły Mikołaja Sieniawskiego, wzmocnione chorągwiami nowy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kt</text:span><text:span text:style-name="T9">ó</text:span><text:span text:style-name="T16">rymi postawił de Maligne'go jenera</text:span><text:span text:style-name="T9">ł</text:span><text:span text:style-name="T16">a, w sumie prawie 6000 piechoty i spieszonej dragonii. Zadaniem tej grupy było wzgórz między traktem na Kamieniec a doliną Żwańczyka trzymanie i jak B</text:span><text:span text:style-name="T9">ó</text:span><text:span text:style-name="T16">g da, odwrotu na Żwaniec oddziałom tureckim odcięcia. W miejscach dogodnie obranych, Sobieski działa ściągnięte pośpiesznie spod Kamieńca ustawi</text:span><text:span text:style-name="T9">ć</text:span><text:span text:style-name="T16"> kaza</text:span><text:span text:style-name="T9">ł</text:span><text:span text:style-name="T16">, a to na wzgórzu i podejściach do Łastowców. Zawiadywa</text:span><text:span text:style-name="T9">ł</text:span><text:span text:style-name="T16"> tymi dzia</text:span><text:span text:style-name="T9">ł</text:span><text:span text:style-name="T16">ami podpu</text:span><text:span text:style-name="T9">ł</text:span><text:span text:style-name="T16">kownik Henryk Henrykowski, a by</text:span><text:span text:style-name="T9">ł</text:span><text:span text:style-name="T16">o ich dwunastofuntowych dwa, o</text:span><text:span text:style-name="T9">ś</text:span><text:span text:style-name="T16">mfuntowych te</text:span><text:span text:style-name="T9">ż</text:span><text:span text:style-name="T16"> dwa, a tako</text:span><text:span text:style-name="T9">ż</text:span><text:span text:style-name="T16"> sze</text:span><text:span text:style-name="T9">ść</text:span><text:span text:style-name="T16"> rog</text:span><text:span text:style-name="T9">ó</text:span><text:span text:style-name="T16">w. <text:s/>Dobrze je ukry</text:span><text:span text:style-name="T9">ć</text:span><text:span text:style-name="T16"> kaza</text:span><text:span text:style-name="T9">ł, i samemu też się całkiem z tyłu trzymał, Bidzińskiemu jeno baczenie na pole mieć kazał. </text:span>Póki co , niech przeciwnik o mojej obecności tutaj niech nie wie, pomyślał król i hetman wielki koronny.</text:p>
      <text:p text:style-name="P14">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4">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4">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4"><text:soft-page-break/>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 na prawym swym skrzydle.</text:p>
      <text:p text:style-name="P14">Ze wzgórza nad doliną Żwańczyka Peter Pirwitz obserwował kolumny jeźdźców tureckich, rozwijające się do ataku. Jedna część tej jazdy dołączyła się do chaosu w głębi doliny, gdzie od godziny 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Peter i inni muszkieterowie ukryci byli wśród nędznych a teraz bezlistnych krzewów, przed nimi klęczeli trzema ledwie rzędami pikinierzy. Zabrzmiała komenda, Peter zerwał się na nogi, oparł załadowany już muszkiet o widełki i razem z innymi odpalił salwę w kierunku posuwających się pod górę sipahów. Jednocześnie z prawej strony rozległ się ryk dział.</text:p>
      <text:p text:style-name="P14">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4"><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Jeszcze si<text:span text:style-name="T5">ę</text:span> Turcy tym prawym skrzyd<text:span text:style-name="T5">ł</text:span>em wojsk polskich nie interesowali. Ujrza<text:span text:style-name="T5">ł</text:span> jednak Szymon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ubranego przeciwnika – Moł</text:span>dawian, kt<text:span text:style-name="T5">ó</text:span>rzy <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4">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za<text:span text:style-name="T5">ś</text:span> dobrze wiedzia<text:span text:style-name="T5">ł</text:span>, co czyni<text:span text:style-name="T5">ć</text:span>. </text:p>
      <text:p text:style-name="P14"><text:soft-page-break/>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pierzchnięciem zaskoczone, ruszyły naprzód. Z polskiej jednak strony zabrzmiały komendy po niemiecku, kapelusze muszkieterów pochyliły się zgodnie, zagrzmiało i zadymiło. Teraz ponownie trąbki zabrzmiały, Starczyński skinął </text:span><text:span text:style-name="T16">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Cał</text:span>a jej chor<text:span text:style-name="T5">ą</text:span>giew tu<text:span text:style-name="T5">ż</text:span> za pancernymi ju<text:span text:style-name="T5">ż</text:span> szyk <text:span text:style-name="T5">ś</text:span>cie<text:span text:style-name="T5">ś</text:span>nia<text:span text:style-name="T5">ł</text:span>a, aby wi<text:span text:style-name="T5">ę</text:span>kszym impetem wrog<text:span text:style-name="T5">ą</text:span> piechot<text:span text:style-name="T5">ę</text:span> za<text:span text:style-name="T5">ż</text:span>y<text:span text:style-name="T5">ć. Husarze z nastawionymi koncerzami cwałem w dym wpadli, któ</text:span>ry janczar<text:span text:style-name="T5">ó</text:span>w pokrywa<text:span text:style-name="T5">ł</text:span>, <text:span text:style-name="T5">skąd zaraz wrzask przeokropny się podniósł.</text:span></text:p>
      <text:p text:style-name="P14">„Allah niełaskaw”, pomyślał Kapłan Pasza. Oto skrzydło lewe ledwo co utrzymało się, zaś teraz środek osmańskiego ugrupowania po prostu rozleciał się. Dobrze że w ciasnocie doliny teraz lacki atak utknął, a raczej Ibrahim Szejtan z najwyższym trudem utrzyma<text:span text:style-name="T5">ł</text:span> się. Przy tym wielu sipahów Sary Husseina męczennikami zostało, daremnie opancerzonych husarzy atakując, a janczar<text:span text:style-name="T5">ó</text:span>w i tak niewielu uratowali. Jeszcze tylko na prawym skrzydle nadzieja na rozstrzygnięcie bitwy. Co ten bej Achmed na wzgórzu robi, czemu jeszcze wrogich dział nie zdobył? Tam dym wszystko zasłaniał, lecz przecie dziesięć tysięcy doborowych wojownik<text:span text:style-name="T5">ó</text:span>w konnych złamać wroga wreszcie musi?</text:p>
      <text:p text:style-name="P19"><text:span text:style-name="T2">Peter maszerowa</text:span><text:span text:style-name="T6">ł</text:span><text:span text:style-name="T2"> teraz naprz</text:span><text:span text:style-name="T6">ó</text:span><text:span text:style-name="T2">d, ko</text:span><text:span text:style-name="T6">ń</text:span><text:span text:style-name="T2">cz</text:span><text:span text:style-name="T6">ą</text:span><text:span text:style-name="T2">c jednocze</text:span><text:span text:style-name="T6">ś</text:span><text:span text:style-name="T2">nie </text:span><text:span text:style-name="T6">ła</text:span><text:span text:style-name="T2">dowa</text:span><text:span text:style-name="T6">ć</text:span><text:span text:style-name="T2"> muszkiet. „Czuj! Cel!” Zabrzmiała komenda, Peter szybko zdj</text:span><text:span text:style-name="T6">ął</text:span><text:span text:style-name="T2"> z plec</text:span><text:span text:style-name="T6">ó</text:span><text:span text:style-name="T2">w forkiet, wbi</text:span><text:span text:style-name="T6">ł</text:span><text:span text:style-name="T2"> go w ziemi</text:span><text:span text:style-name="T6">ę</text:span><text:span text:style-name="T2"> i opar</text:span><text:span text:style-name="T6">ł</text:span><text:span text:style-name="T2"> na nim muszkiet. Wzd</text:span><text:span text:style-name="T6">ł</text:span><text:span text:style-name="T2">u</text:span><text:span text:style-name="T6">ż</text:span><text:span text:style-name="T2"> jego rury spojrza</text:span><text:span text:style-name="T6">ł</text:span><text:span text:style-name="T2"> w kierunku k</text:span><text:span text:style-name="T6">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 muszkiet w obie rę</text:span><text:span text:style-name="T2">ce i ruszy</text:span><text:span text:style-name="T6">ł kolejne kilka kroków. Przynajmniej w dobrym kierunku, ku wrogiej ziemi, pomyślał Peter, ciekawe jak długo to już trwa. </text:span></text:p>
      <text:p text:style-name="P15">Kapłan Pasza ciskał niewiarygodne przekleństwa na Tatarów, Mołdawian, janczarów wielkiego wezyra, wszyscy go zawiedli. Teraz nawet bejowi Sofii się dostało, nie złamał wszak przeciwnika na <text:soft-page-break/>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5805680631283363317" text:style-name="L5">
        <text:list-item>
          <text:p text:style-name="P30">Ten atak na naszej prawej powstrzymać trzeba! Inaczej odetną środek!</text:p>
        </text:list-item>
        <text:list-item>
          <text:p text:style-name="P30">Nie mamy już czym ich powstrzymać!</text:p>
        </text:list-item>
        <text:list-item>
          <text:p text:style-name="P30">Tatarzy kontratakować muszą! Gdzie Selim?</text:p>
        </text:list-item>
        <text:list-item>
          <text:p text:style-name="P30">Tatarzy już uszli za Dniestr, powstrzymać zaś giaurów jedynie Żwaniec i nasz wczorajszy obóz może.</text:p>
        </text:list-item>
        <text:list-item>
          <text:p text:style-name="P30">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10">A zatem <text:span text:style-name="T5">Ż</text:span><text:span text:style-name="T10">waniec obsadzonym zostawili, tako</text:span><text:span text:style-name="T5">ż</text:span><text:span text:style-name="T10"> i ob</text:span><text:span text:style-name="T5">ó</text:span><text:span text:style-name="T10">z na naszej lewej, stwierdzi</text:span><text:span text:style-name="T5">ł</text:span><text:span text:style-name="T10"> Sobieski. Jego wojska, ca</text:span><text:span text:style-name="T5">ł</text:span><text:span text:style-name="T10">odzienn</text:span><text:span text:style-name="T5">ą</text:span><text:span text:style-name="T10"> bitw</text:span><text:span text:style-name="T5">ą</text:span><text:span text:style-name="T10"> z przewa</text:span><text:span text:style-name="T5">ż</text:span><text:span text:style-name="T10">aj</text:span><text:span text:style-name="T5">ą</text:span><text:span text:style-name="T10">cym liczebnie przeciwnikiem wyczerpane, acz zwyci</text:span><text:span text:style-name="T5">ę</text:span><text:span text:style-name="T10">sk</text:span><text:span text:style-name="T5">ą</text:span><text:span text:style-name="T10">, pod wrogimi fortalicjami, zatrzyma</text:span><text:span text:style-name="T5">ł</text:span><text:span text:style-name="T10">y si</text:span><text:span text:style-name="T5">ę</text:span><text:span text:style-name="T10">. Nie mia</text:span><text:span text:style-name="T5">ł</text:span><text:span text:style-name="T10">y ju</text:span><text:span text:style-name="T5">ż</text:span><text:span text:style-name="T10"> si</text:span><text:span text:style-name="T5">ł</text:span><text:span text:style-name="T10"> ani ochoty w zapadaj</text:span><text:span text:style-name="T5">ą</text:span><text:span text:style-name="T10">cym zmroku szturm</text:span><text:span text:style-name="T5">ó</text:span><text:span text:style-name="T10">w </text:span><text:span text:style-name="T10">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0"> Bitwa dogas</text:span><text:span text:style-name="T5">ł</text:span><text:span text:style-name="T10">a.</text:span></text:p>
      <text:h text:style-name="Überschrift_20_2" text:outline-level="2"><text:span text:style-name="T10">Rozdzia</text:span><text:span text:style-name="T5">ł</text:span><text:span text:style-name="T10"> VI</text:span></text:h>
      <text:p text:style-name="P19">W namiocie Sobieskiego, w by<text:span text:style-name="T5">ł</text:span>ym obozie tureckim pod <text:span text:style-name="T5">Żwańcem ustawionym,</text:span> nastroje minorowe by<text:span text:style-name="T5">ł</text:span>y mimo zwyci<text:span text:style-name="T5">ę</text:span>stwa oczywistego. Kr<text:span text:style-name="T5">ó</text:span>l zwo<text:span text:style-name="T5">ł</text:span>a<text:span text:style-name="T5">ł</text:span> wiernych oficer<text:span text:style-name="T5">ó</text:span>w swoich, by rad ich wys<text:span text:style-name="T5">ł</text:span>ucha<text:span text:style-name="T5">ć</text:span>, jak tu wojn<text:span text:style-name="T5">ę</text:span> zako<text:span text:style-name="T5">ń</text:span>czy<text:span text:style-name="T5">ć</text:span>. </text:p>
      <text:list xml:id="list3188935707067722803" text:style-name="L6">
        <text:list-item>
          <text:p text:style-name="P37">Turka zwyci<text:span text:style-name="T5">ęż</text:span><text:span text:style-name="T10">yli</text:span><text:span text:style-name="T5">ś</text:span><text:span text:style-name="T10">my, ale nie ze szcz</text:span><text:span text:style-name="T5">ę</text:span><text:span text:style-name="T10">tem – zagai</text:span><text:span text:style-name="T5">ł</text:span><text:span text:style-name="T10"> – i ten tu </text:span><text:span text:style-name="T5">Ż</text:span><text:span text:style-name="T10">waniec naprzykrza</text:span><text:span text:style-name="T5">ć</text:span><text:span text:style-name="T10"> si</text:span><text:span text:style-name="T5">ę</text:span><text:span text:style-name="T10"> nam b</text:span><text:span text:style-name="T5">ę</text:span><text:span text:style-name="T10">dzie. Drudzy s</text:span>iedz<text:span text:style-name="T5">ą</text:span> w Kamie<text:span text:style-name="T5">ń</text:span>cu przecie, a wreszcie wyjd<text:span text:style-name="T5">ą</text:span> obaczywszy <text:span text:style-name="T5">ż</text:span>e okopy nasze tam puste prawie.</text:p>
        </text:list-item>
        <text:list-item>
          <text:p text:style-name="P37">Przecie mo<text:span text:style-name="T5">ż</text:span><text:span text:style-name="T10">em Kamieniec dalej blokowa</text:span><text:span text:style-name="T5">ć</text:span><text:span text:style-name="T10"> – spojrza</text:span><text:span text:style-name="T5">ł</text:span><text:span text:style-name="T10"> Sieniawski z nadziej</text:span><text:span text:style-name="T5">ą</text:span><text:span text:style-name="T10"> na Jab</text:span><text:span text:style-name="T5">ł</text:span><text:span text:style-name="T10">onowskiego</text:span></text:p>
        </text:list-item>
        <text:list-item>
          <text:p text:style-name="P37"><text:span text:style-name="T10">Mam jedn</text:span><text:span text:style-name="T5">ą</text:span><text:span text:style-name="T10"> r</text:span><text:span text:style-name="T5">ę</text:span><text:span text:style-name="T10">k</text:span><text:span text:style-name="T5">ą</text:span><text:span text:style-name="T10"> Kamieniec za szyj</text:span><text:span text:style-name="T5">ę</text:span><text:span text:style-name="T10"> trzyma</text:span><text:span text:style-name="T5">ć</text:span><text:span text:style-name="T10">, aby pad</text:span><text:span text:style-name="T5">ł</text:span><text:span text:style-name="T10"> z g</text:span><text:span text:style-name="T5">ł</text:span><text:span text:style-name="T10">odu wreszcie, drug</text:span><text:span text:style-name="T5">ą</text:span><text:span text:style-name="T10"> tych tutaj za twarz, aby pod Kamie</text:span><text:span text:style-name="T5">ń</text:span><text:span text:style-name="T10">cem nie przeszkadzali, no a trzeci</text:span><text:span text:style-name="T5">ą</text:span><text:span text:style-name="T10"> od odsieczy nowej, kt</text:span><text:span text:style-name="T5">ó</text:span><text:span text:style-name="T10">r</text:span><text:span text:style-name="T5">ą</text:span><text:span text:style-name="T10"> pewnie Turczyn teraz w</text:span><text:span text:style-name="T5">ł</text:span><text:span text:style-name="T10">a</text:span><text:span text:style-name="T5">ś</text:span><text:span text:style-name="T10">nie na nas </text:span><text:span text:style-name="T5">ś</text:span><text:span text:style-name="T10">le, ogania</text:span><text:span text:style-name="T5">ć</text:span><text:span text:style-name="T10">? Trzech r</text:span><text:span text:style-name="T5">ą</text:span><text:span text:style-name="T10">k nie mam – odpar</text:span><text:span text:style-name="T5">ł</text:span><text:span text:style-name="T10"> Jab</text:span><text:span text:style-name="T5">ł</text:span><text:span text:style-name="T10">onowski gniewnie.</text:span></text:p>
        </text:list-item>
        <text:list-item>
          <text:p text:style-name="P37"><text:span text:style-name="T10">Wa</text:span><text:span text:style-name="T5">ś</text:span><text:span text:style-name="T10">ci r</text:span><text:span text:style-name="T5">ę</text:span><text:span text:style-name="T10">ce w s</text:span><text:span text:style-name="T5">ł</text:span><text:span text:style-name="T10">u</text:span><text:span text:style-name="T5">ż</text:span><text:span text:style-name="T10">bie wojskowej spracowane cenimy wielce – rzek</text:span><text:span text:style-name="T5">ł</text:span><text:span text:style-name="T10"> Sobieski - wi</text:span><text:span text:style-name="T5">ę</text:span><text:span text:style-name="T10">cej jeszcze rozum obrotny, nam zawsze przydatny. M</text:span><text:span text:style-name="T5">ó</text:span><text:span text:style-name="T10">w </text:span><text:span text:style-name="T5">ż</text:span><text:span text:style-name="T10">e Wa</text:span><text:span text:style-name="T5">ść</text:span><text:span text:style-name="T10"> jasno tedy, co radzisz?</text:span></text:p>
        </text:list-item>
        <text:list-item>
          <text:p text:style-name="P37"><text:span text:style-name="T10">Strat zadali</text:span><text:span text:style-name="T5">ś</text:span><text:span text:style-name="T10">my im niema</text:span><text:span text:style-name="T5">ł</text:span><text:span text:style-name="T10">o, widz</text:span><text:span text:style-name="T5">ą</text:span><text:span text:style-name="T10"> zatem, i</text:span><text:span text:style-name="T5">ż</text:span><text:span text:style-name="T10"> utrzymanie Kamie</text:span><text:span text:style-name="T5">ń</text:span><text:span text:style-name="T10">ca przy wojnie z nami drogo ich kosztowa</text:span><text:span text:style-name="T5">ć</text:span><text:span text:style-name="T10"> b</text:span><text:span text:style-name="T5">ę</text:span><text:span text:style-name="T10">dzie. To i francuscy pos</text:span><text:span text:style-name="T5">ł</text:span><text:span text:style-name="T10">owie do pokoju zawarcia niech ich zmusz</text:span><text:span text:style-name="T5">ą</text:span><text:span text:style-name="T10">, przy kt</text:span><text:span text:style-name="T5">ó</text:span><text:span text:style-name="T10">rym pokoju niech cz</text:span><text:span text:style-name="T5">ęść</text:span><text:span text:style-name="T10"> Podola oddadz</text:span><text:span text:style-name="T5">ą</text:span><text:span text:style-name="T10">, gdy im ca</text:span><text:span text:style-name="T5">ł</text:span><text:span text:style-name="T10">ego nie wydrzem. </text:span></text:p>
        </text:list-item>
        <text:list-item>
          <text:p text:style-name="P34">Bez Podola szlachta pokoju nie zechce...</text:p>
        </text:list-item>
        <text:list-item>
          <text:p text:style-name="P37"><text:span text:style-name="T10">Ten kawa</text:span><text:span text:style-name="T5">ł</text:span><text:span text:style-name="T10">ek Podola sprzedamy na Sejmie jako sukces wielki – nie da</text:span><text:span text:style-name="T5">ł</text:span><text:span text:style-name="T10"> sobie przerwa</text:span><text:span text:style-name="T5">ć</text:span><text:span text:style-name="T10"> Jab</text:span><text:span text:style-name="T5">ł</text:span><text:span text:style-name="T10">onowski - do tego niech wspierania Kozak</text:span><text:span text:style-name="T5">ó</text:span><text:span text:style-name="T10">w zaprzestan</text:span><text:span text:style-name="T5">ą</text:span><text:span text:style-name="T10"> i Tatar</text:span><text:span text:style-name="T5">ó</text:span><text:span text:style-name="T10">w poskromi</text:span><text:span text:style-name="T5">ć</text:span><text:span text:style-name="T10"> obiecaj</text:span><text:span text:style-name="T5">ą</text:span><text:span text:style-name="T10">. </text:span></text:p>
        </text:list-item>
        <text:list-item>
          <text:p text:style-name="P37"><text:soft-page-break/><text:span text:style-name="T10">Te obiecanki i po poprzednich wojnach robili, a czambu</text:span><text:span text:style-name="T5">ł</text:span><text:span text:style-name="T10">y co roku chodzi</text:span><text:span text:style-name="T5">ł</text:span><text:span text:style-name="T10">y, czy pok</text:span><text:span text:style-name="T5">ó</text:span><text:span text:style-name="T10">j z Turkiem, czy wojna – oponowa</text:span><text:span text:style-name="T5">ł</text:span><text:span text:style-name="T10"> Sieniawski.</text:span></text:p>
        </text:list-item>
        <text:list-item>
          <text:p text:style-name="P37"><text:span text:style-name="T10">Teraz czambu</text:span><text:span text:style-name="T5">ł</text:span><text:span text:style-name="T10">y przetrzebione – rzek</text:span><text:span text:style-name="T5">ł</text:span><text:span text:style-name="T10"> Jab</text:span><text:span text:style-name="T5">ł</text:span><text:span text:style-name="T10">onowski – do tego chc</text:span><text:span text:style-name="T5">ę</text:span><text:span text:style-name="T10"> z Turcj</text:span><text:span text:style-name="T5">ą</text:span><text:span text:style-name="T10"> szlaki handlowe otworzy</text:span><text:span text:style-name="T5">ć</text:span><text:span text:style-name="T10">. Przez Bakczysaraj i Bia</text:span><text:span text:style-name="T5">ł</text:span><text:span text:style-name="T10">ogr</text:span><text:span text:style-name="T5">ó</text:span><text:span text:style-name="T10">d handel niech idzie, towarami tureckimi, perskimi, czy jakimi innymi. Tak oni handluj</text:span><text:span text:style-name="T5">ą</text:span><text:span text:style-name="T10">c z nami, mniej do wojaczki ch</text:span><text:span text:style-name="T5">ę</text:span><text:span text:style-name="T10">tni b</text:span><text:span text:style-name="T5">ę</text:span><text:span text:style-name="T10">d</text:span><text:span text:style-name="T5">ą</text:span><text:span text:style-name="T10">.</text:span></text:p>
        </text:list-item>
        <text:list-item>
          <text:p text:style-name="P34">Handel przez Dzikie Pola?</text:p>
        </text:list-item>
        <text:list-item>
          <text:p text:style-name="P37"><text:span text:style-name="T10">Szlaki wytyczym. Kiedy</text:span><text:span text:style-name="T5">ś</text:span><text:span text:style-name="T10"> ju</text:span><text:span text:style-name="T5">ż</text:span><text:span text:style-name="T10"> tam by</text:span><text:span text:style-name="T5">ł</text:span><text:span text:style-name="T10">y, zanim Tatarzy, a bardziej mo</text:span><text:span text:style-name="T5">ż</text:span><text:span text:style-name="T10">e jeszcze piraci rzeczni kozaccy handel zniszczyli. A handlowa</text:span><text:span text:style-name="T5">ć</text:span><text:span text:style-name="T10"> jest z kim – przez Osman</text:span><text:span text:style-name="T5">ó</text:span><text:span text:style-name="T10">w droga do Persji, do Indii, i dalej wiedzie...</text:span></text:p>
        </text:list-item>
      </text:list>
      <text:p text:style-name="Text_20_body"><text:span text:style-name="T10">Tu przerwa</text:span><text:span text:style-name="T5">ł</text:span><text:span text:style-name="T10"> rozmarzony, a i innym magnatom fury pe</text:span><text:span text:style-name="T5">ł</text:span><text:span text:style-name="T10">ne wschodnich towar</text:span><text:span text:style-name="T5">ó</text:span><text:span text:style-name="T10">w si</text:span><text:span text:style-name="T5">ę</text:span><text:span text:style-name="T10"> zamarzy</text:span><text:span text:style-name="T5">ł</text:span><text:span text:style-name="T10">y... dywany, tkaniny, bro</text:span><text:span text:style-name="T5">ń</text:span><text:span text:style-name="T10"> luksusowa, przyprawy smakowite...</text:span></text:p>
      <text:list xml:id="list8158330604334548415" text:style-name="L7">
        <text:list-item>
          <text:p text:style-name="P38"><text:span text:style-name="T10">Dobrze – rzek</text:span><text:span text:style-name="T5">ł</text:span><text:span text:style-name="T10"> Sobieski – do tego handlu kompani</text:span><text:span text:style-name="T5">ę</text:span><text:span text:style-name="T10"> za</text:span><text:span text:style-name="T5">ł</text:span><text:span text:style-name="T10">o</text:span><text:span text:style-name="T5">ż</text:span><text:span text:style-name="T10">ymy i Osman</text:span><text:span text:style-name="T5">ó</text:span><text:span text:style-name="T10">w do sp</text:span><text:span text:style-name="T5">ół</text:span><text:span text:style-name="T10">ki w niej tym </text:span><text:span text:style-name="T5">ła</text:span><text:span text:style-name="T10">cniej przekonamy, </text:span><text:span text:style-name="T5">ż</text:span><text:span text:style-name="T10">e wojn</text:span><text:span text:style-name="T5">ę</text:span><text:span text:style-name="T10"> teraz z Cesarzem maj</text:span><text:span text:style-name="T5">ą</text:span><text:span text:style-name="T10">. Nam jednak wraz taka wojna te</text:span><text:span text:style-name="T5">ż</text:span><text:span text:style-name="T10"> grozi, bo Cesarz ju</text:span><text:span text:style-name="T5">ż</text:span><text:span text:style-name="T10"> </text:span><text:span text:style-name="T5">ż</text:span><text:span text:style-name="T10">al ma, </text:span><text:span text:style-name="T5">ż</text:span><text:span text:style-name="T10">e Pac</text:span><text:span text:style-name="T5">ó</text:span><text:span text:style-name="T10">w w Rzeczypospolitej zabrak</text:span><text:span text:style-name="T5">ł</text:span><text:span text:style-name="T10">o, a teraz z Turkiem si</text:span><text:span text:style-name="T5">ę</text:span><text:span text:style-name="T10"> bratamy. Wiedzcie Waszmo</text:span><text:span text:style-name="T5">ś</text:span><text:span text:style-name="T10">ciowie, </text:span><text:span text:style-name="T5">ż</text:span><text:span text:style-name="T10">e trud</text:span><text:span text:style-name="T5">ó</text:span><text:span text:style-name="T10">w waszych nie koniec.</text:span></text:p>
          <text:p text:style-name="P44"><text:span text:style-name="T10">Kr</text:span><text:span text:style-name="T5">ó</text:span><text:span text:style-name="T10">l spojrza</text:span><text:span text:style-name="T5">ł</text:span><text:span text:style-name="T10"> na Jab</text:span><text:span text:style-name="T5">ł</text:span><text:span text:style-name="T10">onowskiego:</text:span></text:p>
        </text:list-item>
        <text:list-item>
          <text:p text:style-name="P38"><text:span text:style-name="T10">Wa</text:span><text:span text:style-name="T5">ść</text:span><text:span text:style-name="T10"> jako ruski wojewoda fortece na granicach nowych pobudujesz, i kompani</text:span><text:span text:style-name="T5">ę</text:span><text:span text:style-name="T10"> handlow</text:span><text:span text:style-name="T5">ą</text:span><text:span text:style-name="T10">, nazw</text:span><text:span text:style-name="T5">ę</text:span><text:span text:style-name="T10"> j</text:span><text:span text:style-name="T5">ą</text:span><text:span text:style-name="T10"> Lewanty</text:span><text:span text:style-name="T5">ń</text:span><text:span text:style-name="T10">sk</text:span><text:span text:style-name="T5">ą</text:span><text:span text:style-name="T10">, powo</text:span><text:span text:style-name="T5">ł</text:span><text:span text:style-name="T10">asz. Masz do tego pieni</text:span><text:span text:style-name="T5">ą</text:span><text:span text:style-name="T10">dze francuskie, masz we Lwowie kupc</text:span><text:span text:style-name="T5">ó</text:span><text:span text:style-name="T10">w obrotnych, a i z Krakowa ch</text:span><text:span text:style-name="T5">ę</text:span><text:span text:style-name="T10">tni do sp</text:span><text:span text:style-name="T5">ół</text:span><text:span text:style-name="T10">ki si</text:span><text:span text:style-name="T5">ę</text:span><text:span text:style-name="T10"> znajd</text:span><text:span text:style-name="T5">ą</text:span><text:span text:style-name="T10">.</text:span></text:p>
        </text:list-item>
        <text:list-item>
          <text:p text:style-name="P38"><text:span text:style-name="T10">Jako </text:span><text:span text:style-name="T5">ż</text:span><text:span text:style-name="T10">ywo, przed obl</text:span><text:span text:style-name="T5">ężeniem Kamieńca jeszcze o tych planach powojennych mówiliśmy. Jednak do obsadzenia twierdz granicznych, a i fortów nowych na Szlaku Lewantyńskim – Jabłonowski nazwę szlaku handlowego podchwycił – piechoty potrzebuję. Statki na </text:span><text:span text:style-name="T9">Dniestrze</text:span><text:span text:style-name="T5"> zbudować trzeba...</text:span></text:p>
        </text:list-item>
        <text:list-item>
          <text:p text:style-name="P31">Poradzisz sobie. Na wojnę z Cesarzem i Elektorem, jak tuszę, piechoty nowe w zachodnich województwach zaciągnąć trzeba będzie – tu spojrzał na Sieniawskiego i Kątskiego – i Kraków opatrzyć. Na to będą pieniądze francuskie. Ale tymczasem, co jeszcze z Turkami omawiać będziemy i kiedy? </text:p>
        </text:list-item>
      </text:list>
      <text:p text:style-name="P4"/>
      <text:p text:style-name="Text_20_body">Drobny <text:span text:style-name="T5">ś</text:span><text:span text:style-name="T10">nie</text:span><text:span text:style-name="T5">ż</text:span><text:span text:style-name="T10">ek z pocz</text:span><text:span text:style-name="T5">ą</text:span><text:span text:style-name="T10">tku grudnia zmieni</text:span><text:span text:style-name="T5">ł</text:span><text:span text:style-name="T10"> si</text:span><text:span text:style-name="T5">ę</text:span><text:span text:style-name="T10"> w zawiej</text:span><text:span text:style-name="T5">ę</text:span><text:span text:style-name="T10"> </text:span><text:span text:style-name="T5">ś</text:span><text:span text:style-name="T10">nie</text:span><text:span text:style-name="T5">ż</text:span><text:span text:style-name="T10">n</text:span><text:span text:style-name="T5">ą</text:span><text:span text:style-name="T10">. Wiatr szarpa</text:span><text:span text:style-name="T5">ł</text:span><text:span text:style-name="T10"> potureckimi namiotami rozstawionymi w obozie naprzeciw </text:span><text:span text:style-name="T5">Żwańca, w którym tuż po wycofaniu się z niego Osmanów rozłożyły się zwycięskie, lecz wyczerpane wojska polskie. Dobrze że Turcy wycofując się do Żwańca raczej pospiesznie wiele dobra i zaopatrzenia w obozie zostawili. Zimno zatem Peterowi Pirwitzowi nie było, ale głodno pomału i owszem. Feldfebel zaś ogłosił, że spyża nowa za tydzień dopiero z Baru dotrze.</text:span></text:p>
      <text:p text:style-name="P14">Szymon wraz z pułkiem dragonów odprowadził pokaźną gromadę jeńców tureckich do obozu pod Kamieńcem i tam już pozostał. Nie chciano męczyć bowiem koni przemarszem ponownym pod Żwaniec w taką pogodę, a i tak kilka koni nazajutrz padło. Te zjedzono od razu, jak i te w bitwie okulawione. Jednak w obozie, od kilku tygodni na znacznie większe wojska przygotowywanym, wygodnie było i żołnierze przyzwyczajali się do myśli o tym, że całą zimę Kamieniec oblegać będą.</text:p>
      <text:p text:style-name="P14">Basza Helil z murów zamku patrzył na zasypywane teraz śniegiem miasto-fortecę Kamanicze. Już dotarły do niego wieści o niepowodzeniu odsieczy, jednak szturmu przez następne dni nie spodziewał się. Raczej o długim oblężeniu myślał komendant turecki, i spodziewał się licznych baranków swoich z głodu przed jego końcem utracić. I więcej jeszcze mieszkańców miasta, ale to <text:soft-page-break/>giaurzy przecie, bo mimo pięknego meczetu w miasta środku, i licznych innych nowych budowli sakralnych, mało kto na wiarę proroka nawrócił się. Niech zatem cierpią.</text:p>
      <text:p text:style-name="P14">Również wokół murów zamku w Żwańcu wył wiatr, kiedy przyjechała do niego delegacja Sobieskiego na rozmowy. Korpus turecki stopniał tak, że już wszyscy żołnierze w zamku się mieścili, inaczej wymarzliby na zewnątrz. Ci jednak co przy życiu pozostali, z najtwardszego drewna wyciosani być muszą – myślał Bidzi<text:span text:style-name="T5">ń</text:span>ski, na surowe twarze patrząc. Długo by trwało by ich zgryźć. Ale da się, wszak do tej pory biliśmy ich – stwierdził wchodząc do komnaty komendanta zamku, w której rezydował z miną zadowolonego uzurpatora Kapłan Pasza. U jego boku stali doradcy francuscy.</text:p>
      <text:p text:style-name="P14">Sobieski czeka<text:span text:style-name="T5">ł</text:span> na wyniki negocjacji w najwi<text:span text:style-name="T5">ększym namiocie, jaki udało się w obozie pod Żwańcem zdobyć. Zapewne należał ten namiot do jakiegoś ważniejszego oficera tureckiego. Oto ponownie dobra na Turkach znaczne zdobyto, bo oni nawet do pomniejszych obozów z wygodami wszelkimi wprowadzać się zwykli. A tak po zwycięskiej bitwie wojacy Sobieskiego w obozie tureckim lepiej pożyją niźli z przyobiecanego żołdu. Pieniądz francuski na ten żołd przeznaczony skończył się już, a gotowizna z podatków stałych, na sejmie elekcyjnym zgodzonych, spływać jeszcze nie zaczęła. Nie sposób też jej prędko oczekiwać, w kraju licznymi najazdami spustoszonym, a i teraz wojną domową toczonym.</text:span></text:p>
      <text:p text:style-name="P14">Wtem tumult jakowyś przerwał króla jegomości rozważania. Głosy podniesione przed namiotem słychać, szamotanina. Sobieski za szablę chwycił, czekał. Gdy tumult uspokoił się wreszcie, wszedł do namiotu Bidziński zdyszany.</text:p>
      <text:list xml:id="list3096347821557416481" text:style-name="L8">
        <text:list-item>
          <text:p text:style-name="P32">a co tam, mości strażniku?</text:p>
        </text:list-item>
        <text:list-item>
          <text:p text:style-name="P32">Poseł rosyjski do Waszej Miłości przystępu żądał, czego mu straże za rozkazem Waszym odmówili. Tedy poseł awanturować się począł, że przecie rozmowy z Turkiem też jego cara dotyczą, aż po gębie nie dostał.</text:p>
        </text:list-item>
        <text:list-item>
          <text:p text:style-name="P32">Car będzie nam niełaskaw, przecie sojusznikiem niby naszym w tej wojnie jest, dlatego posła tego tu cierpimy. Przecie nie ruszył się car jegomość pomóc nam w tej wyprawie. To i dobrze żeś mu po gębie dał, do Turków i do mnie go dalej nie dopuszczać, niech sobie car dalej radzi sam. A nie za prędko sobie poradzi, bo będzie nam kłopotem.</text:p>
        </text:list-item>
      </text:list>
      <text:p text:style-name="P14">Nast<text:span text:style-name="T5">ę</text:span>pnego dnia su<text:span text:style-name="T5">ł</text:span>ta<text:span text:style-name="T5">ń</text:span>scy, tatarscy i francuscy pos<text:span text:style-name="T5">ł</text:span>owie do namiotu Sobieskiego zawitali. Po wst<text:span text:style-name="T5">ę</text:span>pnych ustaleniach przez Bidzi<text:span text:style-name="T5">ń</text:span>skiego poczynionych, i po wymianie je<text:span text:style-name="T5">ń</text:span>c<text:span text:style-name="T5">ó</text:span>w wczoraj jeszcze dokonanej, rozmowy toczy<text:span text:style-name="T5">ł</text:span>y si<text:span text:style-name="T5">ę</text:span> teraz serdecznie. Kamie<text:span text:style-name="T5">ń</text:span>ca niezdobywszy i armii su<text:span text:style-name="T5">ł</text:span>ta<text:span text:style-name="T5">ń</text:span>skiej nierozgromiwszy nie m<text:span text:style-name="T5">ó</text:span>g<text:span text:style-name="T5">ł</text:span> Sobieski domaga<text:span text:style-name="T5">ć</text:span> si<text:span text:style-name="T5">ę</text:span> fortecy wydania, lecz Turcy odda<text:span text:style-name="T5">ć</text:span> wi<text:span text:style-name="T5">ę</text:span>ksz<text:span text:style-name="T5">ą</text:span> cz<text:span text:style-name="T5">ęść</text:span> wojew<text:span text:style-name="T5">ó</text:span>dztw podolskiego i brac<text:span text:style-name="T5">ł</text:span>awskiego obiecywali.</text:p>
      <text:list xml:id="list6733756105412598860" text:style-name="L9">
        <text:list-item>
          <text:p text:style-name="P39">potem za<text:span text:style-name="T5">ś</text:span><text:span text:style-name="T10">, gdy Wasza Wysoko</text:span><text:span text:style-name="T5">ść</text:span><text:span text:style-name="T10"> wojska swe na tych terytoriach opatrzy, razem jako sprzymierze</text:span><text:span text:style-name="T5">ń</text:span><text:span text:style-name="T10">cy na cara moskiewskiego ruszym – m</text:span><text:span text:style-name="T5">ó</text:span><text:span text:style-name="T10">wi</text:span><text:span text:style-name="T5">ł</text:span><text:span text:style-name="T10"> Ali Pasza.</text:span></text:p>
        </text:list-item>
      </text:list>
      <text:p text:style-name="P18">Tu poruszenie nastąpiło wśród posłów francuskich, Sobieski zaś obietnicy dać odmówił. Nie o takiej dalszej wojnie myślał. Przecie i w Litwie, i na zachodzie kraju jeszcze opozycja zbrojnie stawała, przez elektora brandenburskiego pod<text:span text:style-name="T5">ż</text:span>egana. T<text:span text:style-name="T5">ę</text:span> opozycj<text:span text:style-name="T5">ę</text:span> – a mo<text:span text:style-name="T5">ż</text:span>e i samego elektora, lennika niewiernego - <text:s/>poskromi<text:span text:style-name="T5">ć</text:span> trzeba, nim si<text:span text:style-name="T5">ę</text:span> znowu wojny na wschodzie rozpoczyna<text:span text:style-name="T5">ć</text:span> b<text:span text:style-name="T5">ę</text:span>dzie.</text:p>
      <text:p text:style-name="P20"><text:span text:style-name="T5">Wreszcie, po tygodniu rozmów, po licznych potach wylanych przez posłów francuskich, po demonstracyjnym wyjeździe posła carskiego, po wtargnięciu do namiotu pana Hyde'a jako posła angielskiego się prezentującego, dokument rozejmowy w namiocie wielkiego chana podpisano. Oto województwo podolskie do Korony powracało, jednak bez Kamieńca. Część niewielka województwa bracławskiego także, lecz większość przy sułtanie pozostać miała, a to dla obdarowania Kozaków </text:span><text:soft-page-break/><text:span text:style-name="T5">Doroszeńki. Doroszeńko, za hetmana kozackiego i lennika tureckiego uznany, nadaniami na Bracławszczyźnie miał się kontentować i od wypadów na stronę polską powstrzymać. Takoż Tatarzy napadów swoich na Polskę zaprzestać mieli. Z Rosją zaś mieli Turcy jedynie dalej wojować, Sobieski <text:s/>zobowiązał się tę walkę wspierać, lecz nieorężnie.</text:span></text:p>
      <text:p text:style-name="P18">Te i inne pomniejsze regulacje znalazły się w dokumencie, jaki poselstwo Sobieskiego do Konstantynopola zawieść miało. Przy tem umówiono z Turkami, że poselstwo też otworzy kantor w Stambule handel nowej polskiej kompanii otwierający. Zgodzono się na otwarcie faktorii w Kilii i Białogrodzie i na przepływ statków z polskimi towarami przez Bosfor.</text:p>
      <text:p text:style-name="P18">Odetchnęli wszyscy z ulgą po takim negocjacji zakończeniu. Kontent był Sobieski, że wolną rękę do dalszych poczynań na zachodzie ma. Zadowolony był Bidziński, przemarsze dalsze już planując. Jabłonowski zaś z Kątskim o handlu ze wschodem już rozprawiali.</text:p>
      <text:p text:style-name="P18">Peter Pirwitz, wraz z kompanią muszkieterską straż przy namiocie polskiej delegacji odprawujący, teraz wmieszał się pomiędzy straż wojewody ruskiego. Usłyszał, jak jenerał cudzoziemskiego autoramentu do pana Jab<text:span text:style-name="T5">ł</text:span>onowskiego cicho mówił:</text:p>
      <text:p text:style-name="Dialog">- Czy<text:span text:style-name="T5">ż</text:span><text:span text:style-name="T10"> nie potrzeba nam wi</text:span><text:span text:style-name="T5">ę</text:span><text:span text:style-name="T10">cej jazdy dla ochrony Rusi od czambu</text:span><text:span text:style-name="T5">łó</text:span><text:span text:style-name="T10">w pozostawi</text:span><text:span text:style-name="T5">ć</text:span><text:span text:style-name="T10">? Ostawi</text:span><text:span text:style-name="T5">ć</text:span><text:span text:style-name="T10">, zamiast, gdy potrzeba gromienia Tatar</text:span><text:span text:style-name="T5">ó</text:span><text:span text:style-name="T10">w przyjdzie?</text:span></text:p>
      <text:p text:style-name="Dialog"><text:span text:style-name="T10">- Z Tatary przecie pok</text:span><text:span text:style-name="T5">ó</text:span><text:span text:style-name="T10">j zawarli</text:span><text:span text:style-name="T5">ś</text:span><text:span text:style-name="T10">my.</text:span></text:p>
      <text:p text:style-name="Dialog"><text:span text:style-name="T10">- A kiedy</text:span><text:span text:style-name="T5">ż</text:span><text:span text:style-name="T10"> to oni pok</text:span><text:span text:style-name="T5">ó</text:span><text:span text:style-name="T10">j przestrzegali! Wielkich czambu</text:span><text:span text:style-name="T5">łó</text:span><text:span text:style-name="T10">w nie b</text:span><text:span text:style-name="T5">ę</text:span><text:span text:style-name="T10">dzie, ale i drobne napady starcz</text:span><text:span text:style-name="T5">ą</text:span><text:span text:style-name="T10">, aby ta ziemia krwi</text:span><text:span text:style-name="T5">ą</text:span><text:span text:style-name="T10"> chrze</text:span><text:span text:style-name="T5">ś</text:span><text:span text:style-name="T10">cija</text:span><text:span text:style-name="T5">ń</text:span><text:span text:style-name="T10">sk</text:span><text:span text:style-name="T5">ą</text:span><text:span text:style-name="T10"> krwawi</text:span><text:span text:style-name="T5">ł</text:span><text:span text:style-name="T10">a. Wa</text:span><text:span text:style-name="T5">ść</text:span><text:span text:style-name="T10"> najlepiej wiesz, w tysi</text:span><text:span text:style-name="T5">ą</text:span><text:span text:style-name="T10">ce to i przed wojn</text:span><text:span text:style-name="T5">ą</text:span><text:span text:style-name="T10"> jasyru sz</text:span><text:span text:style-name="T5">ł</text:span><text:span text:style-name="T10">o...</text:span></text:p>
      <text:p text:style-name="P4"><text:span text:style-name="T10">- Handel! Niech tylko si</text:span><text:span text:style-name="T5">ę</text:span><text:span text:style-name="T10"> szlak lewanty</text:span><text:span text:style-name="T5">ń</text:span><text:span text:style-name="T10">ski rozwinie, a i Tatarzy si</text:span><text:span text:style-name="T5">ę</text:span><text:span text:style-name="T10"> przekonaj</text:span><text:span text:style-name="T5">ą, iż lepiej z nami handlować niż wojować.</text:span> Wojnę z Turkiem zakończyli<text:span text:style-name="T5">ś</text:span>my. Handel ruszy, Dniestrowy handel z Bakczysarajem, Białogrodem i dalej. Jak kiedyś, albo i lepiej, jeśli cesarskich do handlu nie dopuścimy...</text:p>
      <text:p text:style-name="Text_20_body"><text:span text:style-name="T7">A genera</text:span><text:span text:style-name="T7">ł</text:span><text:span text:style-name="T7"> K</text:span><text:span text:style-name="T7">ą</text:span><text:span text:style-name="T7">tski – ten by</text:span><text:span text:style-name="T7">ł</text:span><text:span text:style-name="T7"> bowiem rozm</text:span><text:span text:style-name="T7">ó</text:span><text:span text:style-name="T7">wc</text:span><text:span text:style-name="T7">ą</text:span><text:span text:style-name="T7"> wojewody ruskiego – odrzek</text:span><text:span text:style-name="T7">ł</text:span><text:span text:style-name="T7">:</text:span></text:p>
      <text:p text:style-name="P6"><text:span text:style-name="T6">- Szybko musimy si</text:span><text:span text:style-name="T6">ę</text:span><text:span text:style-name="T6"> tym handlem zaj</text:span><text:span text:style-name="T6">ąć</text:span><text:span text:style-name="T6">. Ju</text:span><text:span text:style-name="T6">ż</text:span><text:span text:style-name="T6"> w Warszawie pan Modrzewski pieni</text:span><text:span text:style-name="T6">ą</text:span><text:span text:style-name="T6">dze francuskie na sw</text:span><text:span text:style-name="T6">ó</text:span><text:span text:style-name="T6">j pa</text:span><text:span text:style-name="T6">ł</text:span><text:span text:style-name="T6">ac przemienia, wi</text:span><text:span text:style-name="T6">ę</text:span><text:span text:style-name="T6">c jak si</text:span><text:span text:style-name="T6">ę</text:span><text:span text:style-name="T6"> i do szlaku tego handlowego dorwie... Musimy dzia</text:span><text:span text:style-name="T6">ł</text:span><text:span text:style-name="T6">a</text:span><text:span text:style-name="T6">ć</text:span><text:span text:style-name="T6"> ju</text:span><text:span text:style-name="T6">ż</text:span><text:span text:style-name="T6"> teraz.</text:span></text:p>
      <text:p text:style-name="Dialog"><text:span text:style-name="T6">- Tak, ju</text:span><text:span text:style-name="T6">ż</text:span><text:span text:style-name="T6"> teraz wyznaczmy, rot</text:span><text:span text:style-name="T6">ę</text:span><text:span text:style-name="T6"> piechoty do budowy portu na Dniestrze a chor</text:span><text:span text:style-name="T6">ą</text:span><text:span text:style-name="T6">giew lekk</text:span><text:span text:style-name="T6">ą</text:span><text:span text:style-name="T6"> do wytyczenia szlaku wzd</text:span><text:span text:style-name="T6">ł</text:span><text:span text:style-name="T6">u</text:span><text:span text:style-name="T6">ż</text:span><text:span text:style-name="T6"> rzeki...</text:span></text:p>
      <text:p text:style-name="P17">„Handel”, pomyślał Peter, Polacy chcą dawne szlaki handlowe wielkimi rzekami wschodu wskrzesić... Peter postanowił przy tym być. Gdy więc generał Kątski piechurów do budowy portu nad Dniestrem szukał, wiedział Peter co robić.</text:p>
      <text:p text:style-name="P13"><text:span text:style-name="T9">Dzień później znowu machał</text:span><text:span text:style-name="T14"> rydlem, </text:span><text:span text:style-name="T9">umocnienia</text:span><text:span text:style-name="T14"> w</text:span><text:span text:style-name="T9">ś</text:span><text:span text:style-name="T14">r</text:span><text:span text:style-name="T9">ó</text:span><text:span text:style-name="T14">d zmarzni</text:span><text:span text:style-name="T9">ę</text:span><text:span text:style-name="T14">tej styczniowym mrozem ziemi wykuwaj</text:span><text:span text:style-name="T9">ą</text:span><text:span text:style-name="T14">c. Wraz nim rota zaledwie piechoty pracowa</text:span><text:span text:style-name="T9">ł</text:span><text:span text:style-name="T14">a, wi</text:span><text:span text:style-name="T9">ę</text:span><text:span text:style-name="T14">kszo</text:span><text:span text:style-name="T9">ść</text:span><text:span text:style-name="T14"> wojsk bowiem kr</text:span><text:span text:style-name="T9">ó</text:span><text:span text:style-name="T14">l na le</text:span><text:span text:style-name="T9">ż</text:span><text:span text:style-name="T14">e zimowe b</text:span><text:span text:style-name="T9">ą</text:span><text:span text:style-name="T14">d</text:span><text:span text:style-name="T9">ź</text:span><text:span text:style-name="T14"> na dalsze kampanie ju</text:span><text:span text:style-name="T9">ż</text:span><text:span text:style-name="T14"> wys</text:span><text:span text:style-name="T9">ł</text:span><text:span text:style-name="T14">a</text:span><text:span text:style-name="T9">ł</text:span><text:span text:style-name="T14">. </text:span><text:span text:style-name="T9">Generał</text:span><text:span text:style-name="T14"> K</text:span><text:span text:style-name="T9">ą</text:span><text:span text:style-name="T14">tski ostatnie rozkazy wyda</text:span><text:span text:style-name="T9">ł</text:span><text:span text:style-name="T14"> i wsiad</text:span><text:span text:style-name="T9">ł</text:span><text:span text:style-name="T14"> na ko</text:span><text:span text:style-name="T9">ń</text:span><text:span text:style-name="T14">, wraz z ca</text:span><text:span text:style-name="T9">łą</text:span><text:span text:style-name="T14"> sobie przydzielon</text:span><text:span text:style-name="T9">ą</text:span><text:span text:style-name="T14"> dywizj</text:span><text:span text:style-name="T9">ą</text:span><text:span text:style-name="T14"> piechoty na p</text:span><text:span text:style-name="T9">ół</text:span><text:span text:style-name="T14">noc si</text:span><text:span text:style-name="T9">ę</text:span><text:span text:style-name="T14"> kieruj</text:span><text:span text:style-name="T9">ą</text:span><text:span text:style-name="T14">c. Za jego plecami za</text:span><text:span text:style-name="T9">ś</text:span><text:span text:style-name="T14">, na stromym brzegu Dniestru, u uj</text:span><text:span text:style-name="T9">ś</text:span><text:span text:style-name="T14">cia Zbruczu, kszta</text:span><text:span text:style-name="T9">ł</text:span><text:span text:style-name="T14">t</text:span><text:span text:style-name="T9">ó</text:span><text:span text:style-name="T14">w nabiera</text:span><text:span text:style-name="T9">ł</text:span><text:span text:style-name="T14">a forteca, </text:span><text:span text:style-name="T9">przez generała Okopem Świętej Trójcy nazwana</text:span><text:span text:style-name="T14">. Od razu tam</text:span><text:span text:style-name="T9">ż</text:span><text:span text:style-name="T14">e powstawa</text:span><text:span text:style-name="T9">ł</text:span><text:span text:style-name="T14"> przy niej port rzeczny, prace tam</text:span><text:span text:style-name="T9">ż</text:span><text:span text:style-name="T14">e jednak z wiosn</text:span><text:span text:style-name="T9">ą</text:span><text:span text:style-name="T14"> dopiero mia</text:span><text:span text:style-name="T9">ł</text:span><text:span text:style-name="T14">y si</text:span><text:span text:style-name="T9">ę</text:span><text:span text:style-name="T14"> na dobre rozpocz</text:span><text:span text:style-name="T9">ąć</text:span><text:span text:style-name="T14">. W tym te</text:span><text:span text:style-name="T9">ż</text:span><text:span text:style-name="T14"> porcie, w namiotach na Turku zdobytych, spo</text:span><text:span text:style-name="T9">ś</text:span><text:span text:style-name="T14">r</text:span><text:span text:style-name="T9">ó</text:span><text:span text:style-name="T14">d ca</text:span><text:span text:style-name="T9">ł</text:span><text:span text:style-name="T14">ego na p</text:span><text:span text:style-name="T9">ół</text:span><text:span text:style-name="T14">noc odst</text:span><text:span text:style-name="T9">ę</text:span><text:span text:style-name="T14">puj</text:span><text:span text:style-name="T9">ą</text:span><text:span text:style-name="T14">cego wojska polskiego jedyna pozosta</text:span><text:span text:style-name="T9">ł</text:span><text:span text:style-name="T14">a chor</text:span><text:span text:style-name="T9">ą</text:span><text:span text:style-name="T14">giew wo</text:span><text:span text:style-name="T9">ł</text:span><text:span text:style-name="T14">oska pana Mi</text:span><text:span text:style-name="T9">ą</text:span><text:span text:style-name="T14">czy</text:span><text:span text:style-name="T9">ń</text:span><text:span text:style-name="T14">skiego pod dow</text:span><text:span text:style-name="T9">ó</text:span><text:span text:style-name="T14">dztwem pana Ostrowskiego. Osobliwe bowiem mia</text:span><text:span text:style-name="T9">ł</text:span><text:span text:style-name="T14"> wobec niej plany Jab</text:span><text:span text:style-name="T9">ł</text:span><text:span text:style-name="T14">onowski, tej chor</text:span><text:span text:style-name="T9">ą</text:span><text:span text:style-name="T14">gwi, kt</text:span><text:span text:style-name="T9">ó</text:span><text:span text:style-name="T14">ra tak dalekie zagony w mo</text:span><text:span text:style-name="T9">ł</text:span><text:span text:style-name="T14">dawskie – wtedy wra</text:span><text:span text:style-name="T9">ż</text:span><text:span text:style-name="T14">e – na jesieni terytorium poczyni</text:span><text:span text:style-name="T9">ł</text:span><text:span text:style-name="T14">a.</text:span></text:p>
      <text:p text:style-name="Dialog"><text:soft-page-break/><text:span text:style-name="T14">- Wielce mi o wa</text:span><text:span text:style-name="T9">ś</text:span><text:span text:style-name="T14">ci wyczynach opowiada</text:span><text:span text:style-name="T9">ł</text:span><text:span text:style-name="T14"> pan Mi</text:span><text:span text:style-name="T9">ą</text:span><text:span text:style-name="T14">czy</text:span><text:span text:style-name="T9">ń</text:span><text:span text:style-name="T14">ski, za</text:span><text:span text:style-name="T9">ś</text:span><text:span text:style-name="T14"> rajza mo</text:span><text:span text:style-name="T9">ł</text:span><text:span text:style-name="T14">dawska z jesieni a</text:span><text:span text:style-name="T9">ż</text:span><text:span text:style-name="T14"> w kr</text:span><text:span text:style-name="T9">ó</text:span><text:span text:style-name="T14">lewskich uszach uwa</text:span><text:span text:style-name="T9">ż</text:span><text:span text:style-name="T14">anie znalaz</text:span><text:span text:style-name="T9">ł</text:span><text:span text:style-name="T14">a – zagai</text:span><text:span text:style-name="T9">ł wojewoda ruski, wziąwszy Ostrowskiego do namiotu bardziej osobnego.</text:span></text:p>
      <text:p text:style-name="Dialog"><text:span text:style-name="T9">- Zaszczyt mi, ojczy</text:span><text:span text:style-name="T9">ź</text:span><text:span text:style-name="T9">nie i kr</text:span><text:span text:style-name="T9">ó</text:span><text:span text:style-name="T9">lowi jegomo</text:span><text:span text:style-name="T9">ś</text:span><text:span text:style-name="T9">ci s</text:span><text:span text:style-name="T9">ł</text:span><text:span text:style-name="T9">u</text:span><text:span text:style-name="T9">ż</text:span><text:span text:style-name="T9">y</text:span><text:span text:style-name="T9">ć</text:span><text:span text:style-name="T9"> – odrzek</text:span><text:span text:style-name="T9">ł</text:span><text:span text:style-name="T9"> pan namiestnik ostro</text:span><text:span text:style-name="T9">ż</text:span><text:span text:style-name="T9">nie.</text:span></text:p>
      <text:p text:style-name="Dialog"><text:span text:style-name="T9">- Dobrze te</text:span><text:span text:style-name="T9">ż</text:span><text:span text:style-name="T9">, peregrynacj</text:span><text:span text:style-name="T9">ę</text:span><text:span text:style-name="T9"> w ciekawe obce kraje przy okazji takiej odprawi</text:span><text:span text:style-name="T9">ć</text:span><text:span text:style-name="T9"> – u</text:span><text:span text:style-name="T9">ś</text:span><text:span text:style-name="T9">miechn</text:span><text:span text:style-name="T9">ął</text:span><text:span text:style-name="T9"> si</text:span><text:span text:style-name="T9">ę</text:span><text:span text:style-name="T9"> pan wojewoda – przecie w czas pokoju szlachta mazowiecka daleko poza dom si</text:span><text:span text:style-name="T9">ę</text:span><text:span text:style-name="T9"> nie rusza.</text:span></text:p>
      <text:p text:style-name="Dialog"><text:span text:style-name="T9">- Prawda to, u nas niewielu dalej ni</text:span><text:span text:style-name="T9">ż</text:span><text:span text:style-name="T9"> do Radomia si</text:span><text:span text:style-name="T9">ę</text:span><text:span text:style-name="T9"> nie rusza, na elekcj</text:span><text:span text:style-name="T9">ę</text:span><text:span text:style-name="T9"> chyba, a to cz</text:span><text:span text:style-name="T9">ę</text:span><text:span text:style-name="T9">ste ostatnio, niestety.</text:span></text:p>
      <text:p text:style-name="Dialog"><text:span text:style-name="T9">- Daj B</text:span><text:span text:style-name="T9">ó</text:span><text:span text:style-name="T9">g, aby niepr</text:span><text:span text:style-name="T9">ę</text:span><text:span text:style-name="T9">dko teraz nowa elekcja nasta</text:span><text:span text:style-name="T9">ł</text:span><text:span text:style-name="T9">a. Wszak jego wysoko</text:span><text:span text:style-name="T9">ść</text:span><text:span text:style-name="T9"> wsp</text:span><text:span text:style-name="T9">ół</text:span><text:span text:style-name="T9">kr</text:span><text:span text:style-name="T9">ó</text:span><text:span text:style-name="T9">l Jakub tak samo obran jak i jego ojciec.</text:span></text:p>
      <text:p text:style-name="Dialog"><text:span text:style-name="T9">- Daj B</text:span><text:span text:style-name="T9">ó</text:span><text:span text:style-name="T9">g te</text:span><text:span text:style-name="T9">ż</text:span><text:span text:style-name="T9"> i kr</text:span><text:span text:style-name="T9">ó</text:span><text:span text:style-name="T9">lowi Janowi jak najd</text:span><text:span text:style-name="T9">ł</text:span><text:span text:style-name="T9">u</text:span><text:span text:style-name="T9">ż</text:span><text:span text:style-name="T9">sze panowanie i wojska dow</text:span><text:span text:style-name="T9">ó</text:span><text:span text:style-name="T9">dztwo.</text:span></text:p>
      <text:p text:style-name="P5">- W jego służbie w podróż nową waści chcę wysłać. Niewojenną wprawdzie, lecz od grasantów, kozaków, i bandytów na baczności mieć się będziecie. Trzeba Dniestru bieg odtąd aż do morza wybadać, miejsca dogodne na porty ustalić, a miejsca niebezpieczne dla żeglugi oznaczyć. Wszystko to pięknie mi w memuarze Waść opiszesz, a nakoniec też i port u Dniestru ujścia do morza. Tam zbuduje się kantor, aby dobra z łódek rzecznych na statki morskie przekładać.</text:p>
      <text:p text:style-name="Dialog"><text:span text:style-name="T9">- Statki? Morze? - Ostrowski z trudem odzyska</text:span><text:span text:style-name="T9">ł</text:span><text:span text:style-name="T9"> g</text:span><text:span text:style-name="T9">ł</text:span><text:span text:style-name="T9">os</text:span></text:p>
      <text:p text:style-name="Dialog"><text:span text:style-name="T9">- Tak, musimy odbudowa</text:span><text:span text:style-name="T9">ć</text:span><text:span text:style-name="T9"> szlak handlowy do wielkich miast wschodnich, do Konstantynopola, Damaszku... Wa</text:span><text:span text:style-name="T9">ść</text:span><text:span text:style-name="T9"> wiesz, </text:span><text:span text:style-name="T9">ż</text:span><text:span text:style-name="T9">e handel narody bogaci?</text:span></text:p>
      <text:p text:style-name="Dialog"><text:span text:style-name="T9">- Czy</text:span><text:span text:style-name="T9">ż przystoi rycerstwu o handlu rozprawiać? Nie jest to rzecz dla łyczków i Żydowin?</text:span></text:p>
      <text:p text:style-name="P5">- Na Mazowszu zapewne, gdy w Radomiu wóz jabłek kupują, by je w Warszawie sprzedać, i jeszcze połowa ich zgnita. A przecie my będziemy całymi okrętami przywozili sukno i broń w zamian za nasze srebro i konie, gdy pokój w Rzeczypospolitej nastanie. Każdy będzie to oddawał, czego mu zbywa, a to dostawał, czego mu brak. Tak wszyscy bogatsi będą, a nikt krzywdy nie poniesie. Waść też na tym wzbogacić się możesz, a to godzi się, aby kawalerowie tacy wierni zysk te<text:span text:style-name="T5">ż</text:span> mieli, gdy g<text:span text:style-name="T5">ł</text:span>owy nadstawiaj<text:span text:style-name="T5">ą</text:span>.</text:p>
      <text:p text:style-name="P15">Szymon Becza<text:span text:style-name="T5">ł</text:span>a nie pozosta<text:span text:style-name="T5">ł</text:span> w okopie nad Dniestrem. Dragoni zostali skierowani do dalszych walk i ju<text:span text:style-name="T5">ż</text:span> nast<text:span text:style-name="T5">ę</text:span>pnego dnia <text:span text:style-name="T16">wymaszerował wraz z innymi wojskami na Pawołocz. </text:span>Tam bowiem zamkn<text:span text:style-name="T5">ęł</text:span>a si<text:span text:style-name="T5">ę</text:span> kozacka za<text:span text:style-name="T5">ł</text:span>oga, drwi<text:span text:style-name="T5">ą</text:span>c z z porozumienia pokojowego i wyzwanie Turkom i Polakom zajedno stawiaj<text:span text:style-name="T5">ąc.</text:span></text:p>
      <text:p text:style-name="P15">Starczyński jadąc na czele swej chorągwi pancernej s<text:span text:style-name="T5">ł</text:span>ucha<text:span text:style-name="T5">ł</text:span> <text:span text:style-name="T5">ś</text:span>piewu swych <text:span text:style-name="T5">ż</text:span>o<text:span text:style-name="T5">ł</text:span>nierzy i sam si<text:span text:style-name="T5">ę</text:span> te<text:span text:style-name="T5">ż</text:span> radowa<text:span text:style-name="T5">ł</text:span>. Oto wreszcie po zako<text:span text:style-name="T5">ń</text:span>czeniu kampanii – bo ten wymarsz na Pawo<text:span text:style-name="T5">ł</text:span>ocz to przecie ju<text:span text:style-name="T5">ż</text:span> nie kampania – dostali pieni<text:span text:style-name="T5">ą</text:span>dze. Wprawdzie nie monet<text:span text:style-name="T5">ę</text:span> lecz tylko asygnat<text:span text:style-name="T5">ę</text:span>, jednak przez samego hetmana wielkiego – i kr<text:span text:style-name="T5">ó</text:span>la przecie – podpisan<text:span text:style-name="T5">ą</text:span>. Zatem jad<text:span text:style-name="T5">ą</text:span>c st<text:span text:style-name="T5">ę</text:span>pa pod<text:span text:style-name="T5">ś</text:span>piewywali mimo mrozu, a od czasu do czasu dla rozgrzania si<text:span text:style-name="T5">ę</text:span> ruszali k<text:span text:style-name="T5">łusem. Wysforowali się też przed towarzyszących im dragonów. Nagle ujrzeli wyje</text:span><text:span text:style-name="T5">ż</text:span>d<text:span text:style-name="T5">ż</text:span>aj<text:span text:style-name="T5">ą</text:span>cy na nich oddzia<text:span text:style-name="T5">ł</text:span> zupe<text:span text:style-name="T5">ł</text:span>nie tutaj niespodziany. <text:span text:style-name="T5">Starczyński</text:span> oczom swoim nie wierzył. <text:span text:style-name="T5">Oto naprzeciw siebie miał oddział</text:span> w blachy stalowe odzianych, jak najbardziej cudzoziemskich rajtarów pod czarno-bia<text:span text:style-name="T5">ł</text:span>ym sztandarem. Na wielkich koniach siedz<text:span text:style-name="T5">ą</text:span>cy, wielkiego wzrostu <text:span text:style-name="T5">ż</text:span>o<text:span text:style-name="T5">ł</text:span>nierze, byli jednakowo ubrani w wysokie buty, pludry, pancerze i he<text:span text:style-name="T5">ł</text:span>my zakrywaj<text:span text:style-name="T5">ą</text:span>ce im ca<text:span text:style-name="T5">ł</text:span>e twarze. Oficerowi widać było spod szerokiego, głęboko osadzonego kapelusza czubki na szwedzko przystrzyżonych płowych wąsów. </text:p>
      <text:p text:style-name="P4">- Wszelki duch, skąd tu się szwedzkie wojsko wzięło?</text:p>
      <text:p text:style-name="P4">- My jesteśmy kurlandzkie wojsko, Prinz Kettler jako lennik wierny wysłał nas wspomóc Rzeczpospolitą</text:p>
      <text:p text:style-name="P4"><text:soft-page-break/>- No toście szybko dotarli. Właśnie wojnę zakończyliśmy.</text:p>
      <text:p text:style-name="P4">- My walczymy ju<text:span text:style-name="T5">ż</text:span> od Oktober, a walczyliśmy tutaj, aby Kozaki was od tyłu nie zaszli. Już ich też w fortecy Pawolotsch osaczyliśmy, ale jej nie pokonamy sami, bo nam się kule pokończyły.</text:p>
      <text:p text:style-name="P15"/>
      <text:p text:style-name="P10">Gromienie Kozaków</text:p>
      <text:p text:style-name="P10">Tak oto pola Ukrainy po raz kolejny sp<text:span text:style-name="T5">ł</text:span><text:span text:style-name="T10">yn</text:span><text:span text:style-name="T5">ęł</text:span><text:span text:style-name="T10">y krwi</text:span><text:span text:style-name="T5">ą</text:span><text:span text:style-name="T10"> bratni</text:span><text:span text:style-name="T5">ą</text:span><text:span text:style-name="T10">, w walce, kt</text:span><text:span text:style-name="T5">ó</text:span><text:span text:style-name="T10">ra nikomu nic nie przynios</text:span><text:span text:style-name="T5">ł</text:span><text:span text:style-name="T10">a.</text:span></text:p>
      <text:p text:style-name="P4"/>
      <text:p text:style-name="P10">Sobieski m<text:span text:style-name="T5">ó</text:span><text:span text:style-name="T10">g</text:span><text:span text:style-name="T5">ł</text:span><text:span text:style-name="T10"> znowu spokojnie zasn</text:span><text:span text:style-name="T5">ąć</text:span><text:span text:style-name="T10">. Lecz sen mia</text:span><text:span text:style-name="T5">ł</text:span><text:span text:style-name="T10"> zn</text:span><text:span text:style-name="T5">ó</text:span><text:span text:style-name="T10">w niespokojny. </text:span><text:span text:style-name="T5">Ś</text:span><text:span text:style-name="T10">ni</text:span><text:span text:style-name="T5">ł o orle białym, co drapieżną panterę od gniazda odgoniwszy, spokojnie pobywał. Lecz za sąsiadów orły czarne trzy mając, wiele polować nie mógł i chudł przeraźliwie. Gdy zaś zbiedniał całkiem, czarne or</text:span><text:span text:style-name="T5">ł</text:span><text:span text:style-name="T5">y przegoni</text:span><text:span text:style-name="T5">ł</text:span><text:span text:style-name="T5">y z gniazda s</text:span><text:span text:style-name="T5">ł</text:span><text:span text:style-name="T5">abeusza.</text:span></text:p>
      <text:p text:style-name="P7"/>
      <text:p text:style-name="P3"/>
      <text:p text:style-name="P3"/>
      <text:p text:style-name="P3"><text:s/></text:p>
      <text:p text:style-name="P1"/>
      <text:p text:style-name="P1"/>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meta:creation-date>2014-08-22T08:05:00Z</meta:creation-date>
    <dc:date>2018-08-13T07:58:02.37</dc:date>
    <meta:editing-cycles>1123</meta:editing-cycles>
    <meta:editing-duration>P1DT17H40M52S</meta:editing-duration>
    <meta:document-statistic meta:table-count="0" meta:image-count="0" meta:object-count="0" meta:page-count="33" meta:paragraph-count="307" meta:word-count="17031" meta:character-count="115144"/>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